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49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9.82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109.29mm"/>
    </style:style>
    <style:style style:name="co9" style:family="table-column">
      <style:table-column-properties fo:break-before="auto" style:column-width="114.65mm"/>
    </style:style>
    <style:style style:name="co10" style:family="table-column">
      <style:table-column-properties fo:break-before="auto" style:column-width="110.65mm"/>
    </style:style>
    <style:style style:name="co11" style:family="table-column">
      <style:table-column-properties fo:break-before="auto" style:column-width="103.29mm"/>
    </style:style>
    <style:style style:name="co12" style:family="table-column">
      <style:table-column-properties fo:break-before="auto" style:column-width="49.28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47.11mm"/>
    </style:style>
    <style:style style:name="co15" style:family="table-column">
      <style:table-column-properties fo:break-before="auto" style:column-width="33.76mm"/>
    </style:style>
    <style:style style:name="co16" style:family="table-column">
      <style:table-column-properties fo:break-before="auto" style:column-width="43.02mm"/>
    </style:style>
    <style:style style:name="co17" style:family="table-column">
      <style:table-column-properties fo:break-before="auto" style:column-width="26.41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2.12mm"/>
    </style:style>
    <style:style style:name="co22" style:family="table-column">
      <style:table-column-properties fo:break-before="auto" style:column-width="63.45mm"/>
    </style:style>
    <style:style style:name="co23" style:family="table-column">
      <style:table-column-properties fo:break-before="auto" style:column-width="37.11mm"/>
    </style:style>
    <style:style style:name="co24" style:family="table-column">
      <style:table-column-properties fo:break-before="auto" style:column-width="48.19mm"/>
    </style:style>
    <style:style style:name="co25" style:family="table-column">
      <style:table-column-properties fo:break-before="auto" style:column-width="28.95mm"/>
    </style:style>
    <style:style style:name="co26" style:family="table-column">
      <style:table-column-properties fo:break-before="auto" style:column-width="34.94mm"/>
    </style:style>
    <style:style style:name="co27" style:family="table-column">
      <style:table-column-properties fo:break-before="auto" style:column-width="31.94mm"/>
    </style:style>
    <style:style style:name="co28" style:family="table-column">
      <style:table-column-properties fo:break-before="auto" style:column-width="40.02mm"/>
    </style:style>
    <style:style style:name="co29" style:family="table-column">
      <style:table-column-properties fo:break-before="auto" style:column-width="63.99mm"/>
    </style:style>
    <style:style style:name="co30" style:family="table-column">
      <style:table-column-properties fo:break-before="auto" style:column-width="60.27mm"/>
    </style:style>
    <style:style style:name="co31" style:family="table-column">
      <style:table-column-properties fo:break-before="auto" style:column-width="53.18mm"/>
    </style:style>
    <style:style style:name="co32" style:family="table-column">
      <style:table-column-properties fo:break-before="auto" style:column-width="49.83mm"/>
    </style:style>
    <style:style style:name="co33" style:family="table-column">
      <style:table-column-properties fo:break-before="auto" style:column-width="6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1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23.79mm" fo:break-before="auto" style:use-optimal-row-height="false"/>
    </style:style>
    <style:style style:name="ro5" style:family="table-row">
      <style:table-row-properties style:row-height="40.2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20.09mm" fo:break-before="auto" style:use-optimal-row-height="false"/>
    </style:style>
    <style:style style:name="ro9" style:family="table-row">
      <style:table-row-properties style:row-height="5.01mm" fo:break-before="auto" style:use-optimal-row-height="true"/>
    </style:style>
    <style:style style:name="ro10" style:family="table-row">
      <style:table-row-properties style:row-height="10.04mm" fo:break-before="auto" style:use-optimal-row-height="false"/>
    </style:style>
    <style:style style:name="ro11" style:family="table-row">
      <style:table-row-properties style:row-height="12.42mm" fo:break-before="auto" style:use-optimal-row-height="true"/>
    </style:style>
    <style:style style:name="ro12" style:family="table-row">
      <style:table-row-properties style:row-height="14.27mm" fo:break-before="auto" style:use-optimal-row-height="false"/>
    </style:style>
    <style:style style:name="ro13" style:family="table-row">
      <style:table-row-properties style:row-height="16.39mm" fo:break-before="auto" style:use-optimal-row-height="false"/>
    </style:style>
    <style:style style:name="ro14" style:family="table-row">
      <style:table-row-properties style:row-height="18.77mm" fo:break-before="auto" style:use-optimal-row-height="false"/>
    </style:style>
    <style:style style:name="ro15" style:family="table-row">
      <style:table-row-properties style:row-height="49.99mm" fo:break-before="auto" style:use-optimal-row-height="false"/>
    </style:style>
    <style:style style:name="ro16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ff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ff66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ccff66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ccff66" fo:border-left="0.06pt solid #000000" fo:border-right="0.06pt solid #000000" fo:border-top="0.06pt solid #000000" style:vertical-align="bottom"/>
    </style:style>
    <style:style style:name="ce7" style:family="table-cell" style:parent-style-name="Default">
      <style:table-cell-properties fo:border-bottom="none" fo:background-color="#99ff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99ffff" fo:border-left="0.06pt solid #000000" fo:border-right="0.06pt solid #000000" fo:border-top="none"/>
    </style:style>
    <style:style style:name="ce9" style:family="table-cell" style:parent-style-name="Default" style:data-style-name="N104"/>
    <style:style style:name="ce10" style:family="table-cell" style:parent-style-name="Default">
      <style:table-cell-properties fo:background-color="#99ffff"/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fo:background-color="#ffffff" fo:border-left="0.06pt solid #cccccc" fo:border-right="0.06pt solid #cccccc" fo:border-top="0.06pt solid #cccccc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#ffffff" fo:border="0.06pt solid #cccccc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cc9900" style:vertical-align="middle"/>
      <style:text-properties fo:color="#ffffff" fo:font-size="11pt" style:font-size-asian="11pt" style:font-size-complex="11pt"/>
    </style:style>
    <style:style style:name="ce16" style:family="table-cell" style:parent-style-name="Default">
      <style:table-cell-properties fo:background-color="#000099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7" style:family="table-cell" style:parent-style-name="Defaul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0.06pt solid #ff3333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none" fo:border-right="0.06pt solid #ff3333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fo:background-color="#000000" style:text-align-source="fix" style:repeat-content="false" fo:border-left="none" fo:border-right="0.06pt solid #ff3333" fo:border-top="none"/>
      <style:paragraph-properties fo:text-align="center" fo:margin-left="0m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9900" style:text-align-source="fix" style:repeat-content="false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25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  <style:text-properties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6pt solid #ff3333" fo:background-color="#000000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4">
      <style:table-cell-properties fo:background-color="#000099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10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04">
      <style:table-cell-properties fo:border-bottom="0.06pt solid #ff3333" fo:background-color="#000000" style:text-align-source="fix" style:repeat-content="false" fo:border-left="none" fo:border-right="0.06pt solid #ff3333" fo:border-top="none"/>
      <style:paragraph-properties fo:text-align="center" fo:margin-left="0m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#00cc33"/>
    </style:style>
    <style:style style:name="ce38" style:family="table-cell" style:parent-style-name="Default">
      <style:table-cell-properties fo:background-color="#000099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ff3333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groove #000000" fo:background-color="#ffcc00" style:text-align-source="fix" style:repeat-content="false" fo:border-left="none" fo:border-right="none" fo:border-top="non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order-bottom="0.06pt solid #000000" fo:background-color="#ffff99" fo:border-left="none" fo:border-right="none" fo:border-top="none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48" style:family="table-cell" style:parent-style-name="Default">
      <style:table-cell-properties fo:border-bottom="none" fo:background-color="#ff9933" style:text-align-source="fix" style:repeat-content="false" fo:border-left="none" fo:border-right="0.06pt solid #ffffff" fo:border-top="none"/>
      <style:paragraph-properties fo:text-align="center" fo:margin-left="0mm"/>
      <style:text-properties fo:color="#eeeeee" fo:font-weight="bold" style:font-weight-asian="bold" style:font-weight-complex="bold"/>
    </style:style>
    <style:style style:name="ce49" style:family="table-cell" style:parent-style-name="Default" style:data-style-name="N104">
      <style:table-cell-properties fo:border-bottom="none" fo:background-color="#ff6600" fo:border-left="none" fo:border-right="0.06pt solid #ffffff" fo:border-top="none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ackground-color="#ff9933" style:text-align-source="fix" style:repeat-content="false"/>
      <style:paragraph-properties fo:text-align="center" fo:margin-left="0mm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ff6600" fo:border-left="none" fo:border-right="0.06pt solid #ffffff" fo:border-top="none"/>
      <style:text-properties fo:color="#ffffff"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ff6600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order-bottom="0.06pt solid #ffffff" fo:background-color="#ff6600" fo:border-left="none" fo:border-right="none" fo:border-top="none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3300"/>
      <style:text-properties fo:color="#ffffff" fo:font-weight="bold" style:font-weight-asian="bold" style:font-weight-complex="bold"/>
    </style:style>
    <style:style style:name="ce55" style:family="table-cell" style:parent-style-name="Default" style:data-style-name="N104">
      <style:table-cell-properties fo:background-color="#ff3300"/>
      <style:text-properties fo:color="#ffffff" fo:font-weight="bold" style:font-weight-asian="bold" style:font-weight-complex="bold"/>
    </style:style>
    <style:style style:name="ce56" style:family="table-cell" style:parent-style-name="Default">
      <style:table-cell-properties fo:background-color="#ff6600"/>
      <style:text-properties fo:color="#ffffff"/>
    </style:style>
    <style:style style:name="ce57" style:family="table-cell" style:parent-style-name="Default">
      <style:table-cell-properties fo:border-bottom="0.06pt solid #ffffff" fo:background-color="#ff6600" fo:border-left="none" fo:border-right="none" fo:border-top="none"/>
      <style:text-properties fo:color="#ffffff"/>
    </style:style>
    <style:style style:name="ce58" style:family="table-cell" style:parent-style-name="Default">
      <style:table-cell-properties fo:background-color="#ff3300"/>
      <style:text-properties fo:color="#ffffff"/>
    </style:style>
    <style:style style:name="ce59" style:family="table-cell" style:parent-style-name="Default" style:data-style-name="N102">
      <style:table-cell-properties fo:background-color="#ff3300"/>
      <style:text-properties fo:color="#ffffff"/>
    </style:style>
    <style:style style:name="ce60" style:family="table-cell" style:parent-style-name="Default">
      <style:table-cell-properties fo:background-color="#99ff66"/>
    </style:style>
    <style:style style:name="ce61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end" fo:margin-left="0mm"/>
    </style:style>
    <style:style style:name="ce63" style:family="table-cell" style:parent-style-name="Default">
      <style:table-cell-properties fo:border-bottom="0.06pt solid #1c1c1c" fo:background-color="#99ff66" fo:border-left="none" fo:border-right="none" fo:border-top="none"/>
    </style:style>
    <style:style style:name="ce64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65" style:family="table-cell" style:parent-style-name="Default">
      <style:table-cell-properties fo:border-bottom="none" fo:background-color="#99ffff" style:text-align-source="fix" style:repeat-content="false" fo:border-left="none" fo:border-right="0.06pt solid #000000" fo:border-top="none"/>
      <style:paragraph-properties fo:text-align="center" fo:margin-left="0mm"/>
    </style:style>
    <style:style style:name="ce66" style:family="table-cell" style:parent-style-name="Default" style:data-style-name="N104">
      <style:table-cell-properties fo:border-bottom="none" fo:background-color="#99ff66" fo:border-left="none" fo:border-right="0.06pt solid #000000" fo:border-top="none"/>
    </style:style>
    <style:style style:name="ce67" style:family="table-cell" style:parent-style-name="Default" style:data-style-name="N104">
      <style:table-cell-properties fo:border-bottom="0.06pt solid #1c1c1c" fo:background-color="#99ff66" fo:border-left="none" fo:border-right="0.06pt solid #000000" fo:border-top="none"/>
    </style:style>
    <style:style style:name="ce68" style:family="table-cell" style:parent-style-name="Default" style:data-style-name="N104">
      <style:table-cell-properties fo:border-bottom="none" fo:background-color="#99ff66" fo:border-left="none" fo:border-right="0.06pt solid #000000" fo:border-top="0.06pt solid #000000"/>
    </style:style>
    <style:style style:name="ce69" style:family="table-cell" style:parent-style-name="Default">
      <style:table-cell-properties fo:background-color="#99ffff" style:text-align-source="fix" style:repeat-content="false"/>
      <style:paragraph-properties fo:text-align="center" fo:margin-left="0mm"/>
    </style:style>
    <style:style style:name="ce70" style:family="table-cell" style:parent-style-name="Default">
      <style:table-cell-properties fo:border-bottom="none" fo:background-color="#006699" style:text-align-source="fix" style:repeat-content="false" fo:border-left="none" fo:border-right="0.06pt solid #ffffff" fo:border-top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006699" style:text-align-source="fix" style:repeat-content="false" style:vertical-align="middle"/>
      <style:paragraph-properties fo:text-align="start" fo:margin-left="0mm"/>
      <style:text-properties fo:color="#ffffff" fo:font-size="14pt" style:font-size-asian="14pt" style:font-size-complex="14pt"/>
    </style:style>
    <style:style style:name="ce72" style:family="table-cell" style:parent-style-name="Default">
      <style:table-cell-properties fo:border-bottom="0.06pt solid #ffffff" fo:background-color="#0066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eeeeee" fo:background-color="#007826" style:text-align-source="fix" style:repeat-content="false" fo:border-left="none" fo:border-right="none" fo:border-top="non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order-bottom="none" fo:background-color="#007826" fo:border-left="none" fo:border-right="0.06pt solid #ffffff" fo:border-top="none"/>
      <style:text-properties fo:color="#dddddd" fo:font-weight="bold" style:font-weight-asian="bold" style:font-weight-complex="bold"/>
    </style:style>
    <style:style style:name="ce75" style:family="table-cell" style:parent-style-name="Default">
      <style:table-cell-properties fo:border-bottom="0.06pt solid #ffffff" fo:background-color="#007826" style:text-align-source="fix" style:repeat-content="false" fo:border-left="none" fo:border-right="none" fo:border-top="non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 style:data-style-name="N104">
      <style:table-cell-properties fo:border-bottom="none" fo:background-color="#cccccc" style:text-align-source="fix" style:repeat-content="false" fo:border-left="none" fo:border-right="0.06pt solid #ffffff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cccccc" style:text-align-source="fix" style:repeat-content="false" fo:border-left="none" fo:border-right="0.06pt solid #ffffff" fo:border-top="none"/>
      <style:paragraph-properties fo:text-align="center" fo:margin-left="0mm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fo:background-color="#006699" style:text-align-source="fix" style:repeat-content="false" style:vertical-align="middle"/>
      <style:paragraph-properties fo:text-align="start" fo:margin-left="0mm"/>
      <style:text-properties fo:color="#ffffff" fo:font-size="11pt" style:font-size-asian="11pt" style:font-size-complex="11pt"/>
    </style:style>
    <style:style style:name="ce80" style:family="table-cell" style:parent-style-name="Default">
      <style:table-cell-properties fo:border-bottom="0.06pt solid #ffffff" fo:background-color="#ff6600" style:text-align-source="fix" style:repeat-content="false" fo:border-left="none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1" style:family="table-cell" style:parent-style-name="Default" style:data-style-name="N104">
      <style:table-cell-properties fo:background-color="#ff660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0099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order-bottom="0.06pt solid #ffffff" fo:background-color="#330099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04">
      <style:table-cell-properties fo:background-color="#cc66ff" style:text-align-source="fix" style:repeat-content="false"/>
      <style:paragraph-properties fo:text-align="center" fo:margin-left="0mm"/>
      <style:text-properties fo:color="#000000" fo:font-size="12pt" style:font-size-asian="12pt" style:font-size-complex="12pt"/>
    </style:style>
    <style:style style:name="ce85" style:family="table-cell" style:parent-style-name="Default" style:data-style-name="N11">
      <style:table-cell-properties fo:background-color="#ff6600"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04">
      <style:table-cell-properties fo:background-color="#009900"/>
      <style:text-properties fo:color="#ffffff"/>
    </style:style>
    <style:style style:name="ce88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meta-calculo-base-rendimento-anu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inha idade atual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 idade prevista para aposentadoria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al o prazo pra minha aposentadoria em anos</text:p>
          </table:table-cell>
          <table:table-cell table:formula="of:=[.B2]-[.B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 minha renda media mensal</text:p>
          </table:table-cell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 o gasto médio mensal de minha família</text:p>
          </table:table-cell>
          <table:table-cell office:value-type="float" office:value="4500" calcext:value-type="float">
            <text:p>4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 o valor total de meus investimentos</text:p>
          </table:table-cell>
          <table:table-cell table:style-name="ce9" office:value-type="currency" office:currency="BRL" office:value="100000" calcext:value-type="currency">
            <text:p>R$ 100.000,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<text:span text:style-name="T1">Rentabilidade Bruta</text:span> é o rendimento descontando a taxa de administração, em caso de fundos é a <text:span text:style-name="T2">rentabilidade divulgada nos relatórios do banco/corretora </text:span>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1" office:value-type="string" calcext:value-type="string">
            <text:p>Formula de calculo para rendimento liquido %</text:p>
          </table:table-cell>
          <table:table-cell office:value-type="string" calcext:value-type="string">
            <text:p>(Rentabilidade – IR) – Inflação anual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4">
          <table:table-cell table:style-name="ce2" office:value-type="string" calcext:value-type="string">
            <text:p><text:span text:style-name="T1">Rentabilidade Liquida</text:span> é o rendimento obtido com o desconto do I.R, mais a inflação no período do resgate</text:p>
          </table:table-cell>
          <table:table-cell/>
          <table:table-cell table:style-name="ce12" office:value-type="string" calcext:value-type="string">
            <text:p>Supondo</text:p>
            <text:p>10% de rendimento</text:p>
            <text:p>15 % IR (Porcentagem 1 CÉLULA – A16)</text:p>
            <text:p>4% de inflação anual</text:p>
          </table:table-cell>
          <table:table-cell table:style-name="ce12" office:value-type="string" calcext:value-type="string">
            <text:p>(10% - 15% * 10%) - 4% = 4,5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Calculo de IR = 15% * 10%</text:p>
          </table:table-cell>
          <table:table-cell table:style-name="ce10" table:number-columns-repeated="3"/>
          <table:table-cell table:style-name="ce13"/>
        </table:table-row>
        <table:table-row table:style-name="ro1">
          <table:table-cell table:style-name="ce4" office:value-type="string" calcext:value-type="string">
            <text:p>Imposto de Renda</text:p>
          </table:table-cell>
          <table:table-cell table:style-name="ce10" table:formula="of:=[.A16]/100" office:value-type="float" office:value="0.15" calcext:value-type="float">
            <text:p>0,15</text:p>
          </table:table-cell>
          <table:table-cell table:style-name="ce10" table:formula="of:=[.A18]/100" office:value-type="float" office:value="0.1" calcext:value-type="float">
            <text:p>0,1</text:p>
          </table:table-cell>
          <table:table-cell table:style-name="ce10" table:formula="of:=[.B15]*[.C15]" office:value-type="float" office:value="0.015" calcext:value-type="float">
            <text:p>0,015</text:p>
          </table:table-cell>
          <table:table-cell table:style-name="ce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ntabilidade Bruta</text:p>
          </table:table-cell>
          <table:table-cell office:value-type="string" calcext:value-type="string">
            <text:p>Rentabilidade Bruta 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R %</text:p>
          </table:table-cell>
          <table:table-cell table:formula="of:=[.A20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rcentagem real (Dedução IR * Rentabilidade Bruta)</text:p>
          </table:table-cell>
          <table:table-cell office:value-type="string" calcext:value-type="string">
            <text:p>Inflação %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formula="of:=[.D15]*100" office:value-type="float" office:value="1.5" calcext:value-type="float">
            <text:p>1,5</text:p>
          </table:table-cell>
          <table:table-cell office:value-type="string" calcext:value-type="string">
            <text:p>Total %</text:p>
          </table:table-cell>
          <table:table-cell table:formula="of:=([.C17]-[.C18]) -[.C19]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 Rendido</text:p>
          </table:table-cell>
          <table:table-cell table:style-name="ce9" table:formula="of:=[.B6]+([.B6]*([.C20]/100))" office:value-type="currency" office:currency="BRL" office:value="104500" calcext:value-type="currency">
            <text:p>R$ 104.500,00</text:p>
          </table:table-cell>
          <table:table-cell table:number-columns-repeated="2"/>
        </table:table-row>
      </table:table>
      <table:table table:name="situação-financeir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15" office:value-type="string" calcext:value-type="string">
            <text:p><text:span text:style-name="T1">PMS: Patrimonio Mínimo de Sobrevivência. </text:span></text:p>
            <text:p>É um patrimonio financeiro que garante um tempo de </text:p>
            <text:p>Normalização da sobrevivência em casos de infortúnios</text:p>
            <text:p>como desemprego ou falência do negócio. Deve ser </text:p>
            <text:p>um valor que corresponda os gastos normais de sua família </text:p>
            <text:p>por 6 meses.   </text:p>
          </table:table-cell>
          <table:table-cell table:style-name="ce15" office:value-type="string" calcext:value-type="string">
            <text:p><text:span text:style-name="T1">PMR: Patrimonio Mínimo Recomendado</text:span></text:p>
            <text:p><text:span text:style-name="T3">É um patrimonio financeiro que corresponde de</text:span></text:p>
            <text:p><text:span text:style-name="T3">12 à 20 vezes o consumo mensal da família.</text:span></text:p>
            <text:p><text:span text:style-name="T3">12 para alta empregabilidade e 20 para baixa.</text:span></text:p>
            <text:p><text:span text:style-name="T3">Esse patrimonio garante a escolhas na vida além</text:span></text:p>
            <text:p><text:span text:style-name="T3">dinheiro, como viagem um curso que queira fazer…</text:span></text:p>
            <text:p/>
          </table:table-cell>
          <table:table-cell table:style-name="ce15" office:value-type="string" calcext:value-type="string">
            <text:p> <text:span text:style-name="T1">PI: Patrimonio Ideal</text:span></text:p>
            <text:p><text:span text:style-name="T3">É o patrimonio que você deve ter acumulado</text:span></text:p>
            <text:p><text:span text:style-name="T3">em um determinado momento de sua vida, em</text:span></text:p>
            <text:p><text:span text:style-name="T3">outras palavras, é o nível acima da PMR, que</text:span></text:p>
            <text:p><text:span text:style-name="T3">Indica se você está com o patrimonio financeiro </text:span></text:p>
            <text:p><text:span text:style-name="T3">em dia, em um determinado momento de sua vida.</text:span></text:p>
            <text:p><text:span text:style-name="T3">Representa 10% do seu gasto anual * a idade que você tem</text:span></text:p>
          </table:table-cell>
        </table:table-row>
        <table:table-row table:style-name="ro6">
          <table:table-cell table:style-name="ce16" office:value-type="string" calcext:value-type="string">
            <text:p>Gasto da família mensal:</text:p>
          </table:table-cell>
          <table:table-cell table:style-name="ce32" office:value-type="currency" office:currency="BRL" office:value="10000" calcext:value-type="currency">
            <text:p>R$ 10.000,00</text:p>
          </table:table-cell>
          <table:table-cell table:style-name="ce38"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string" calcext:value-type="string">
            <text:p>Gasto da família mensal = 5000: 5000 * 6</text:p>
          </table:table-cell>
          <table:table-cell table:style-name="ce25" office:value-type="string" calcext:value-type="string">
            <text:p>Gasto mensal = 5000: 5000*12 ou *20</text:p>
          </table:table-cell>
          <table:table-cell table:style-name="ce25" office:value-type="string" calcext:value-type="string">
            <text:p>Gasto Mensal = 5000 * 12(ano) = 60000</text:p>
          </table:table-cell>
        </table:table-row>
        <table:table-row table:style-name="ro1">
          <table:table-cell table:style-name="ce18" office:value-type="string" calcext:value-type="string">
            <text:p>Gasto da família mensal:</text:p>
          </table:table-cell>
          <table:table-cell table:style-name="ce26" office:value-type="string" calcext:value-type="string">
            <text:p>Gasto Mensal</text:p>
          </table:table-cell>
          <table:table-cell table:style-name="ce28" office:value-type="string" calcext:value-type="string">
            <text:p>Percentual Formulado</text:p>
          </table:table-cell>
        </table:table-row>
        <table:table-row table:style-name="ro3">
          <table:table-cell table:style-name="ce19" table:formula="of:=[.B2]" office:value-type="currency" office:currency="BRL" office:value="10000" calcext:value-type="currency">
            <text:p>R$ 10.000,00</text:p>
          </table:table-cell>
          <table:table-cell table:style-name="ce33" table:formula="of:=[.B2]" office:value-type="currency" office:currency="BRL" office:value="10000" calcext:value-type="currency">
            <text:p>R$ 10.000,00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table:style-name="ce18" office:value-type="string" calcext:value-type="string">
            <text:p>Meses para restruturação</text:p>
          </table:table-cell>
          <table:table-cell table:style-name="ce26" office:value-type="string" calcext:value-type="string">
            <text:p>Meses para Empregabilidade Fácil</text:p>
          </table:table-cell>
          <table:table-cell table:style-name="ce26" office:value-type="string" calcext:value-type="string">
            <text:p>Gasto Mensal</text:p>
          </table:table-cell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33" table:formula="of:=[.B2]" office:value-type="currency" office:currency="BRL" office:value="10000" calcext:value-type="currency">
            <text:p>R$ 10.000,00</text:p>
          </table:table-cell>
        </table:table-row>
        <table:table-row table:style-name="ro1">
          <table:table-cell table:style-name="ce21" office:value-type="string" calcext:value-type="string">
            <text:p>Total de valor Acumulado</text:p>
          </table:table-cell>
          <table:table-cell table:style-name="ce26" office:value-type="string" calcext:value-type="string">
            <text:p>Meses para Empregabilidade Difícil</text:p>
          </table:table-cell>
          <table:table-cell table:style-name="ce26" office:value-type="string" calcext:value-type="string">
            <text:p>Um Ano em Meses</text:p>
          </table:table-cell>
        </table:table-row>
        <table:table-row table:style-name="ro1">
          <table:table-cell table:style-name="ce22" table:formula="of:=[.A5]*[.A7]" office:value-type="currency" office:currency="BRL" office:value="60000" calcext:value-type="currency">
            <text:p>R$ 60.000,00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1" office:value-type="string" calcext:value-type="string">
            <text:p>Total do valor acumulado Fácil</text:p>
          </table:table-cell>
          <table:table-cell table:style-name="ce26" office:value-type="string" calcext:value-type="string">
            <text:p>Idade Atual</text:p>
          </table:table-cell>
        </table:table-row>
        <table:table-row table:style-name="ro1">
          <table:table-cell/>
          <table:table-cell table:style-name="ce35" table:formula="of:=[.B5]*[.B7]" office:value-type="currency" office:currency="BRL" office:value="120000" calcext:value-type="currency">
            <text:p>R$ 120.000,00</text:p>
          </table:table-cell>
          <table:table-cell table:style-name="ce34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36" office:value-type="string" calcext:value-type="string">
            <text:p>Total do valor acumulado Difícil</text:p>
          </table:table-cell>
          <table:table-cell table:style-name="ce40" office:value-type="string" calcext:value-type="string">
            <text:p>Total Acumulado</text:p>
          </table:table-cell>
        </table:table-row>
        <table:table-row table:style-name="ro1">
          <table:table-cell/>
          <table:table-cell table:style-name="ce31" table:formula="of:=[.B5]*[.B9]" office:value-type="currency" office:currency="BRL" office:value="200000" calcext:value-type="currency">
            <text:p>R$ 200.000,00</text:p>
          </table:table-cell>
          <table:table-cell table:style-name="ce31" table:formula="of:=([.C5]/100)*([.C7]*[.C9])*[.C11]" office:value-type="currency" office:currency="BRL" office:value="432000" calcext:value-type="currency">
            <text:p>R$ 432.000,00</text:p>
          </table:table-cell>
        </table:table-row>
        <table:table-row table:style-name="ro1">
          <table:table-cell table:number-columns-repeated="3"/>
        </table:table-row>
        <table:table-row table:style-name="ro7">
          <table:table-cell table:style-name="ce23" office:value-type="string" calcext:value-type="string" table:number-columns-spanned="3" table:number-rows-spanned="1">
            <text:p>O Objetivo Final Para Independência <text:s/>Financeira</text:p>
          </table:table-cell>
          <table:covered-table-cell table:number-columns-repeated="2" table:style-name="ce37"/>
        </table:table-row>
        <table:table-row table:style-name="ro8">
          <table:table-cell table:style-name="ce24" office:value-type="string" calcext:value-type="string" table:number-columns-spanned="3" table:number-rows-spanned="1">
            <text:p><text:span text:style-name="T1">PNIF: Patrimonio Necessário para Independência Financeira.</text:span></text:p>
            <text:p><text:span text:style-name="T3">É o patrimonio necessário para que não se trabalhe mais, a aposentadoria planejada. Esse valor deve oferecer o valor dos gastos mensais através  dos rendimentos líquidos do </text:span></text:p>
            <text:p><text:span text:style-name="T3">patrimonio financeiro acumulado. Para planejar o valor real basta calcular o gasto mensal * por 1 ano dividido pelo percentual do rendimento líquidos anual.</text:span></text:p>
            <text:p><text:span text:style-name="T3">Supondo que os gastos mensais são de 5000 e o percentual de rendimento anual seja de 8%:</text:span></text:p>
          </table:table-cell>
          <table:covered-table-cell table:number-columns-repeated="2"/>
        </table:table-row>
        <table:table-row table:style-name="ro9">
          <table:table-cell table:style-name="ce25" office:value-type="string" calcext:value-type="string">
            <text:p>Gasto da família mensal = 5000: <text:span text:style-name="T3">((5000 * 12) / (8 / 100)).</text:span>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Gasto da família mensal:</text:p>
          </table:table-cell>
          <table:table-cell table:number-columns-repeated="2"/>
        </table:table-row>
        <table:table-row table:style-name="ro1">
          <table:table-cell table:style-name="ce19" table:formula="of:=[.B2]" office:value-type="currency" office:currency="BRL" office:value="10000" calcext:value-type="currency">
            <text:p>R$ 10.000,0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Ano em Meses</text:p>
          </table:table-cell>
          <table:table-cell table:number-columns-repeated="2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Percentual de Rendimentos Líquidos Anuais</text:p>
          </table:table-cell>
          <table:table-cell table:number-columns-repeated="2"/>
        </table:table-row>
        <table:table-row table:style-name="ro3">
          <table:table-cell table:style-name="ce29" table:formula="of:=[.C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otal do valor acumulado Difícil</text:p>
          </table:table-cell>
          <table:table-cell table:number-columns-repeated="2"/>
        </table:table-row>
        <table:table-row table:style-name="ro1">
          <table:table-cell table:style-name="ce31" table:formula="of:=(([.A19]*[.A21])/([.A23]/100))" office:value-type="currency" office:currency="BRL" office:value="1500000" calcext:value-type="currency">
            <text:p>R$ 1.500.000,00</text:p>
          </table:table-cell>
          <table:table-cell table:number-columns-repeated="2"/>
        </table:table-row>
      </table:table>
      <table:table table:name="Dicas para controle de orçamento" table:style-name="ta1"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row table:style-name="ro10">
          <table:table-cell table:style-name="ce41" office:value-type="string" calcext:value-type="string" table:number-columns-spanned="3" table:number-rows-spanned="1">
            <text:p>Dicas para o controle de orçamento</text:p>
          </table:table-cell>
          <table:covered-table-cell table:number-columns-repeated="2" table:style-name="Default"/>
        </table:table-row>
        <table:table-row table:style-name="ro11">
          <table:table-cell office:value-type="string" calcext:value-type="string">
            <text:p>Subtrair o saldo liquido das despesas fixas mais despesas varáveis, </text:p>
            <text:p>o resto deve ser para investimentos para realizar sonhos futuros </text:p>
          </table:table-cell>
          <table:table-cell office:value-type="string" calcext:value-type="string">
            <text:p>Comece com a visão do fim – Ter em mente de que o planejamento </text:p>
            <text:p>do mês começa no inicio, sabendo o que já está comprometido e </text:p>
            <text:p>Administrar o que não está.  </text:p>
          </table:table-cell>
          <table:table-cell office:value-type="string" calcext:value-type="string">
            <text:p>Ao final do mês revise os gastos e veja o que gastou de forma </text:p>
            <text:p>desnecessária, para cortar despesas inúteis. </text:p>
          </table:table-cell>
        </table:table-row>
        <table:table-row table:style-name="ro12">
          <table:table-cell office:value-type="string" calcext:value-type="string">
            <text:p>Exercitar uma classificação de conta</text:p>
          </table:table-cell>
          <table:table-cell office:value-type="string" calcext:value-type="string">
            <text:p>Adotar objetivo de consumo de médio e longo prazo </text:p>
          </table:table-cell>
          <table:table-cell office:value-type="string" calcext:value-type="string">
            <text:p>Criar reservas de emergência para gastos imprevistos </text:p>
          </table:table-cell>
        </table:table-row>
        <table:table-row table:style-name="ro13">
          <table:table-cell office:value-type="string" calcext:value-type="string">
            <text:p>poupar pelo menos 10% do salário </text:p>
          </table:table-cell>
          <table:table-cell table:style-name="Default" table:number-columns-repeated="2"/>
        </table:table-row>
      </table:table>
      <table:table table:name="Categorias simulação atual e futura" table:style-name="ta1">
        <table:table-column table:style-name="co12" table:default-cell-style-name="Default"/>
        <table:table-column table:style-name="co13" table:default-cell-style-name="ce4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43" office:value-type="string" calcext:value-type="string" table:number-columns-spanned="2" table:number-rows-spanned="1">
            <text:p>Despesas</text:p>
          </table:table-cell>
          <table:covered-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Fixas</text:p>
          </table:table-cell>
          <table:table-cell table:style-name="ce1" office:value-type="string" calcext:value-type="string">
            <text:p>Eventu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bitação</text:p>
          </table:table-cell>
          <table:table-cell table:style-name="Default" office:value-type="string" calcext:value-type="string">
            <text:p>Impostos</text:p>
          </table:table-cell>
          <table:table-cell table:number-columns-repeated="9"/>
        </table:table-row>
        <table:table-row table:style-name="ro7">
          <table:table-cell table:style-name="ce44" office:value-type="string" calcext:value-type="string" table:number-columns-spanned="2" table:number-rows-spanned="1">
            <text:p>Lista de Categoria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26" office:value-type="string" calcext:value-type="string">
            <text:p>Fixas</text:p>
          </table:table-cell>
          <table:table-cell table:style-name="ce26" office:value-type="string" calcext:value-type="string">
            <text:p>Variáveis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>
            <text:p>Saúde</text:p>
          </table:table-cell>
          <table:table-cell table:style-name="ce45" office:value-type="string" calcext:value-type="string">
            <text:p>Reparos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>
            <text:p>Educação</text:p>
          </table:table-cell>
          <table:table-cell table:style-name="ce45" office:value-type="string" calcext:value-type="string">
            <text:p>Saúde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>
            <text:p>Transporte</text:p>
          </table:table-cell>
          <table:table-cell table:style-name="ce45" office:value-type="string" calcext:value-type="string">
            <text:p>Beleza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>
            <text:p>Lazer</text:p>
          </table:table-cell>
          <table:table-cell table:style-name="ce45" office:value-type="string" calcext:value-type="string">
            <text:p>Remédios</text:p>
          </table:table-cell>
          <table:table-cell table:number-columns-repeated="9"/>
        </table:table-row>
        <table:table-row table:style-name="ro1">
          <table:table-cell table:style-name="ce45" office:value-type="string" calcext:value-type="string">
            <text:p>Pessoais</text:p>
          </table:table-cell>
          <table:table-cell table:style-name="ce45"/>
          <table:table-cell table:number-columns-repeated="9"/>
        </table:table-row>
        <table:table-row table:style-name="ro1">
          <table:table-cell table:style-name="ce45" office:value-type="string" calcext:value-type="string">
            <text:p>Tarifas e Taxas</text:p>
          </table:table-cell>
          <table:table-cell table:style-name="ce45"/>
          <table:table-cell table:number-columns-repeated="9"/>
        </table:table-row>
        <table:table-row table:style-name="ro1">
          <table:table-cell table:style-name="ce45" office:value-type="string" calcext:value-type="string">
            <text:p>Prestação</text:p>
          </table:table-cell>
          <table:table-cell table:style-name="ce45"/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6">
          <table:table-cell table:style-name="ce46" office:value-type="string" calcext:value-type="string" table:number-columns-spanned="8" table:number-rows-spanned="1">
            <text:p>Subcategorias</text:p>
          </table:table-cell>
          <table:covered-table-cell table:style-name="Default"/>
          <table:covered-table-cell table:number-columns-repeated="6"/>
          <table:table-cell table:number-columns-repeated="3"/>
        </table:table-row>
        <table:table-row table:style-name="ro1">
          <table:table-cell table:style-name="ce26" office:value-type="string" calcext:value-type="string">
            <text:p>Habitação</text:p>
          </table:table-cell>
          <table:table-cell table:style-name="ce26" office:value-type="string" calcext:value-type="string">
            <text:p>Saúde</text:p>
          </table:table-cell>
          <table:table-cell table:style-name="ce26" office:value-type="string" calcext:value-type="string">
            <text:p>Educação</text:p>
          </table:table-cell>
          <table:table-cell table:style-name="ce26" office:value-type="string" calcext:value-type="string">
            <text:p>Transporte</text:p>
          </table:table-cell>
          <table:table-cell table:style-name="ce26" office:value-type="string" calcext:value-type="string">
            <text:p>Lazer</text:p>
          </table:table-cell>
          <table:table-cell table:style-name="ce26" office:value-type="string" calcext:value-type="string">
            <text:p>Pessoais</text:p>
          </table:table-cell>
          <table:table-cell table:style-name="ce26" office:value-type="string" calcext:value-type="string">
            <text:p>Prestação</text:p>
          </table:table-cell>
          <table:table-cell table:style-name="ce26" office:value-type="string" calcext:value-type="string">
            <text:p>Tarifas</text:p>
          </table:table-cell>
          <table:table-cell/>
          <table:table-cell table:style-name="ce65" office:value-type="float" office:value="1600" calcext:value-type="float">
            <text:p>1600</text:p>
          </table:table-cell>
          <table:table-cell table:style-name="ce69" office:value-type="string" calcext:value-type="string">
            <text:p>aluguel</text:p>
          </table:table-cell>
        </table:table-row>
        <table:table-row table:style-name="ro1">
          <table:table-cell table:style-name="ce47" office:value-type="string" calcext:value-type="string">
            <text:p>Aluguel</text:p>
          </table:table-cell>
          <table:table-cell table:style-name="ce47" office:value-type="string" calcext:value-type="string">
            <text:p>Plano de Saúde</text:p>
          </table:table-cell>
          <table:table-cell table:style-name="ce47" office:value-type="string" calcext:value-type="string">
            <text:p>Escola</text:p>
          </table:table-cell>
          <table:table-cell table:style-name="ce47" office:value-type="string" calcext:value-type="string">
            <text:p>Combustível</text:p>
          </table:table-cell>
          <table:table-cell table:style-name="ce47" office:value-type="string" calcext:value-type="string">
            <text:p>Viagens</text:p>
          </table:table-cell>
          <table:table-cell table:style-name="ce47" office:value-type="string" calcext:value-type="string">
            <text:p>Adamo</text:p>
          </table:table-cell>
          <table:table-cell table:style-name="ce47" office:value-type="string" calcext:value-type="string">
            <text:p>TV</text:p>
          </table:table-cell>
          <table:table-cell table:style-name="ce47" office:value-type="string" calcext:value-type="string">
            <text:p>Conta Corrente</text:p>
          </table:table-cell>
          <table:table-cell/>
          <table:table-cell table:style-name="ce65" office:value-type="float" office:value="160" calcext:value-type="float">
            <text:p>160</text:p>
          </table:table-cell>
          <table:table-cell table:style-name="ce69" office:value-type="string" calcext:value-type="string">
            <text:p>luz</text:p>
          </table:table-cell>
        </table:table-row>
        <table:table-row table:style-name="ro1">
          <table:table-cell table:style-name="ce47" office:value-type="string" calcext:value-type="string">
            <text:p>Luz</text:p>
          </table:table-cell>
          <table:table-cell table:style-name="ce47" office:value-type="string" calcext:value-type="string">
            <text:p>Fonodiólogo</text:p>
          </table:table-cell>
          <table:table-cell table:style-name="ce47" office:value-type="string" calcext:value-type="string">
            <text:p>Livro</text:p>
          </table:table-cell>
          <table:table-cell table:style-name="ce47" office:value-type="string" calcext:value-type="string">
            <text:p>Manutenção</text:p>
          </table:table-cell>
          <table:table-cell table:style-name="ce47" office:value-type="string" calcext:value-type="string">
            <text:p>Parques</text:p>
          </table:table-cell>
          <table:table-cell table:style-name="ce47" office:value-type="string" calcext:value-type="string">
            <text:p>Larissa</text:p>
          </table:table-cell>
          <table:table-cell table:style-name="ce47" office:value-type="string" calcext:value-type="string">
            <text:p>Computador</text:p>
          </table:table-cell>
          <table:table-cell table:style-name="ce47"/>
          <table:table-cell/>
          <table:table-cell table:style-name="ce65" office:value-type="float" office:value="65" calcext:value-type="float">
            <text:p>65</text:p>
          </table:table-cell>
          <table:table-cell table:style-name="ce69" office:value-type="string" calcext:value-type="string">
            <text:p>água</text:p>
          </table:table-cell>
        </table:table-row>
        <table:table-row table:style-name="ro1">
          <table:table-cell table:style-name="ce47" office:value-type="string" calcext:value-type="string">
            <text:p>Água</text:p>
          </table:table-cell>
          <table:table-cell table:style-name="ce47" office:value-type="string" calcext:value-type="string">
            <text:p>Piscólogo</text:p>
          </table:table-cell>
          <table:table-cell table:style-name="ce47" office:value-type="string" calcext:value-type="string">
            <text:p>Curso</text:p>
          </table:table-cell>
          <table:table-cell table:style-name="ce47" office:value-type="string" calcext:value-type="string">
            <text:p>Seguro</text:p>
          </table:table-cell>
          <table:table-cell table:style-name="ce47" office:value-type="string" calcext:value-type="string">
            <text:p>Festas</text:p>
          </table:table-cell>
          <table:table-cell table:style-name="ce47" office:value-type="string" calcext:value-type="string">
            <text:p>Bia</text:p>
          </table:table-cell>
          <table:table-cell table:style-name="ce47" office:value-type="string" calcext:value-type="string">
            <text:p>Cama</text:p>
          </table:table-cell>
          <table:table-cell table:style-name="ce47"/>
          <table:table-cell/>
          <table:table-cell table:style-name="ce65" office:value-type="float" office:value="200" calcext:value-type="float">
            <text:p>200</text:p>
          </table:table-cell>
          <table:table-cell table:style-name="ce69" office:value-type="string" calcext:value-type="string">
            <text:p>internet</text:p>
          </table:table-cell>
        </table:table-row>
        <table:table-row table:style-name="ro1">
          <table:table-cell table:style-name="ce47" office:value-type="string" calcext:value-type="string">
            <text:p>Internet</text:p>
          </table:table-cell>
          <table:table-cell table:style-name="ce47" office:value-type="string" calcext:value-type="string">
            <text:p>Dentista</text:p>
          </table:table-cell>
          <table:table-cell table:style-name="ce47" office:value-type="string" calcext:value-type="string">
            <text:p>Faculdade</text:p>
          </table:table-cell>
          <table:table-cell table:style-name="ce47" table:number-columns-repeated="2"/>
          <table:table-cell table:style-name="ce47" office:value-type="string" calcext:value-type="string">
            <text:p>Duda</text:p>
          </table:table-cell>
          <table:table-cell table:style-name="ce47" office:value-type="string" calcext:value-type="string">
            <text:p>Microondas</text:p>
          </table:table-cell>
          <table:table-cell table:style-name="ce47"/>
          <table:table-cell/>
          <table:table-cell table:style-name="ce65" office:value-type="float" office:value="800" calcext:value-type="float">
            <text:p>800</text:p>
          </table:table-cell>
          <table:table-cell table:style-name="ce69" office:value-type="string" calcext:value-type="string">
            <text:p>compra</text:p>
          </table:table-cell>
        </table:table-row>
        <table:table-row table:style-name="ro1">
          <table:table-cell table:style-name="ce47" office:value-type="string" calcext:value-type="string">
            <text:p>Mercado</text:p>
          </table:table-cell>
          <table:table-cell table:style-name="ce47"/>
          <table:table-cell table:style-name="ce47" office:value-type="string" calcext:value-type="string">
            <text:p>Material Escolar</text:p>
          </table:table-cell>
          <table:table-cell table:style-name="ce47" table:number-columns-repeated="5"/>
          <table:table-cell/>
          <table:table-cell table:style-name="ce65" office:value-type="float" office:value="700" calcext:value-type="float">
            <text:p>700</text:p>
          </table:table-cell>
          <table:table-cell table:style-name="ce69" office:value-type="string" calcext:value-type="string">
            <text:p>plano de saúde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65" office:value-type="float" office:value="2000" calcext:value-type="float">
            <text:p>2000</text:p>
          </table:table-cell>
          <table:table-cell table:style-name="ce69" office:value-type="string" calcext:value-type="string">
            <text:p>escolas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65" office:value-type="float" office:value="600" calcext:value-type="float">
            <text:p>600</text:p>
          </table:table-cell>
          <table:table-cell table:style-name="ce69" office:value-type="string" calcext:value-type="string">
            <text:p>faculdade</text:p>
          </table:table-cell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style-name="ce50" office:value-type="string" calcext:value-type="string">
            <text:p>aluguel</text:p>
          </table:table-cell>
          <table:table-cell table:number-columns-repeated="6"/>
          <table:table-cell table:style-name="ce65" office:value-type="float" office:value="300" calcext:value-type="float">
            <text:p>300</text:p>
          </table:table-cell>
          <table:table-cell table:style-name="ce69" office:value-type="string" calcext:value-type="string">
            <text:p>combustivel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50" office:value-type="string" calcext:value-type="string">
            <text:p>luz</text:p>
          </table:table-cell>
          <table:table-cell table:number-columns-repeated="6"/>
          <table:table-cell table:style-name="ce65" office:value-type="float" office:value="200" calcext:value-type="float">
            <text:p>200</text:p>
          </table:table-cell>
          <table:table-cell table:style-name="ce69" office:value-type="string" calcext:value-type="string">
            <text:p>viagem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50" office:value-type="string" calcext:value-type="string">
            <text:p>água</text:p>
          </table:table-cell>
          <table:table-cell table:number-columns-repeated="6"/>
          <table:table-cell table:style-name="ce65" office:value-type="float" office:value="1000" calcext:value-type="float">
            <text:p>1000</text:p>
          </table:table-cell>
          <table:table-cell table:style-name="ce69" office:value-type="string" calcext:value-type="string">
            <text:p>larissa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50" office:value-type="string" calcext:value-type="string">
            <text:p>internet</text:p>
          </table:table-cell>
          <table:table-cell table:number-columns-repeated="6"/>
          <table:table-cell table:style-name="ce65" office:value-type="float" office:value="1000" calcext:value-type="float">
            <text:p>1000</text:p>
          </table:table-cell>
          <table:table-cell table:style-name="ce69" office:value-type="string" calcext:value-type="string">
            <text:p>Adamo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50" office:value-type="string" calcext:value-type="string">
            <text:p>compra</text:p>
          </table:table-cell>
          <table:table-cell table:number-columns-repeated="6"/>
          <table:table-cell table:style-name="ce65" office:value-type="float" office:value="400" calcext:value-type="float">
            <text:p>400</text:p>
          </table:table-cell>
          <table:table-cell table:style-name="ce69" office:value-type="string" calcext:value-type="string">
            <text:p>Duda/Bia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50" office:value-type="string" calcext:value-type="string">
            <text:p>taxa de banco</text:p>
          </table:table-cell>
          <table:table-cell table:number-columns-repeated="2"/>
          <table:table-cell table:style-name="ce60" table:number-columns-repeated="2"/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66" table:formula="of:=SUM([.J16:.J28])" office:value-type="currency" office:currency="BRL" office:value="9025" calcext:value-type="currency">
            <text:p>R$ 9.025,00</text:p>
          </table:table-cell>
          <table:table-cell table:style-name="ce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escolas</text:p>
          </table:table-cell>
          <table:table-cell table:number-columns-repeated="2"/>
          <table:table-cell table:style-name="ce60" table:number-columns-repeated="2"/>
          <table:table-cell table:style-name="ce63" office:value-type="float" office:value="100" calcext:value-type="float">
            <text:p>100</text:p>
          </table:table-cell>
          <table:table-cell table:style-name="ce63" office:value-type="string" calcext:value-type="string">
            <text:p>Renda Total</text:p>
          </table:table-cell>
          <table:table-cell table:style-name="ce67" table:formula="of:=([.J29]*[.H30])/[.H29]" office:value-type="currency" office:currency="BRL" office:value="11281.25" calcext:value-type="currency">
            <text:p>R$ 11.281,25</text:p>
          </table:table-cell>
          <table:table-cell table:style-name="ce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faculdade</text:p>
          </table:table-cell>
          <table:table-cell table:number-columns-repeated="2"/>
          <table:table-cell table:style-name="ce60" table:number-columns-repeated="3"/>
          <table:table-cell table:style-name="ce60" office:value-type="string" calcext:value-type="string">
            <text:p>Sobra Pra investimentos</text:p>
          </table:table-cell>
          <table:table-cell table:style-name="ce66" table:formula="of:=[.J30]-[.J29]" office:value-type="currency" office:currency="BRL" office:value="2256.25" calcext:value-type="currency">
            <text:p>R$ 2.256,25</text:p>
          </table:table-cell>
          <table:table-cell table:style-name="ce6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50" office:value-type="string" calcext:value-type="string">
            <text:p>combustivel</text:p>
          </table:table-cell>
          <table:table-cell table:number-columns-repeated="2"/>
          <table:table-cell table:style-name="ce61" table:formula="of:=60-36" office:value-type="float" office:value="24" calcext:value-type="float">
            <text:p>24</text:p>
          </table:table-cell>
          <table:table-cell table:style-name="ce61" table:formula="of:=[.F32]*12" office:value-type="float" office:value="288" calcext:value-type="float">
            <text:p>288</text:p>
          </table:table-cell>
          <table:table-cell table:style-name="ce60" table:number-columns-repeated="2"/>
          <table:table-cell table:style-name="ce61"/>
          <table:table-cell table:style-name="ce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viagem</text:p>
          </table:table-cell>
          <table:table-cell table:number-columns-repeated="2"/>
          <table:table-cell table:style-name="ce62" office:value-type="string" calcext:value-type="string">
            <text:p>Anos pra Aposentar</text:p>
          </table:table-cell>
          <table:table-cell table:style-name="ce62" office:value-type="string" calcext:value-type="string">
            <text:p>meses pra após</text:p>
          </table:table-cell>
          <table:table-cell table:style-name="ce60"/>
          <table:table-cell table:style-name="ce64" office:value-type="string" calcext:value-type="string">
            <text:p>Quanto arrecadar</text:p>
          </table:table-cell>
          <table:table-cell table:style-name="ce68" table:formula="of:=[.J31]*[.G32]" office:value-type="currency" office:currency="BRL" office:value="649800" calcext:value-type="currency">
            <text:p>R$ 649.800,00</text:p>
          </table:table-cell>
          <table:table-cell table:style-name="ce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larissa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Adamo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Duda/Bia</text:p>
          </table:table-cell>
          <table:table-cell table:number-columns-repeated="8"/>
        </table:table-row>
        <table:table-row table:style-name="ro1">
          <table:table-cell/>
          <table:table-cell table:style-name="ce49" table:formula="of:=SUM([.B24:.B36])" office:value-type="currency" office:currency="BRL" office:value="2695" calcext:value-type="currency">
            <text:p>R$ 2.695,00</text:p>
          </table:table-cell>
          <table:table-cell table:style-name="ce51" office:value-type="string" calcext:value-type="string">
            <text:p>Total de gastos</text:p>
          </table:table-cell>
          <table:table-cell table:style-name="ce52" table:formula="of:=([.B37]*[.D38])/[.B38]" office:value-type="float" office:value="93.5763888888889" calcext:value-type="float">
            <text:p>93,58</text:p>
          </table:table-cell>
          <table:table-cell table:style-name="ce56" office:value-type="string" calcext:value-type="string">
            <text:p>Percentual Comprometido</text:p>
          </table:table-cell>
          <table:table-cell table:number-columns-repeated="6"/>
        </table:table-row>
        <table:table-row table:style-name="ro1">
          <table:table-cell/>
          <table:table-cell table:style-name="ce49" office:value-type="currency" office:currency="BRL" office:value="2880" calcext:value-type="currency">
            <text:p>R$ 2.880,00</text:p>
          </table:table-cell>
          <table:table-cell table:style-name="ce51" office:value-type="string" calcext:value-type="string">
            <text:p>Salario Total</text:p>
          </table:table-cell>
          <table:table-cell table:style-name="ce53" office:value-type="float" office:value="100" calcext:value-type="float">
            <text:p>100</text:p>
          </table:table-cell>
          <table:table-cell table:style-name="ce57" office:value-type="string" calcext:value-type="string">
            <text:p>Percentual total do salario</text:p>
          </table:table-cell>
          <table:table-cell table:number-columns-repeated="6"/>
        </table:table-row>
        <table:table-row table:style-name="ro1">
          <table:table-cell/>
          <table:table-cell table:style-name="ce49" table:formula="of:=[.B38]-[.B37]" office:value-type="currency" office:currency="BRL" office:value="185" calcext:value-type="currency">
            <text:p>R$ 185,00</text:p>
          </table:table-cell>
          <table:table-cell table:style-name="ce51" office:value-type="string" calcext:value-type="string">
            <text:p>Sobra pra investimentos</text:p>
          </table:table-cell>
          <table:table-cell table:style-name="ce54" office:value-type="float" office:value="90" calcext:value-type="float">
            <text:p>90</text:p>
          </table:table-cell>
          <table:table-cell table:style-name="ce58"/>
          <table:table-cell table:number-columns-repeated="6"/>
        </table:table-row>
        <table:table-row table:style-name="ro1">
          <table:table-cell/>
          <table:table-cell table:style-name="ce49" table:formula="of:=[.B39]*[.G32]" office:value-type="currency" office:currency="BRL" office:value="53280" calcext:value-type="currency">
            <text:p>R$ 53.280,00</text:p>
          </table:table-cell>
          <table:table-cell table:style-name="ce51" office:value-type="string" calcext:value-type="string">
            <text:p>Total Para Aposentadoria</text:p>
          </table:table-cell>
          <table:table-cell table:style-name="ce55" table:formula="of:=([.D39]*[.B38])/[.D38]" office:value-type="currency" office:currency="BRL" office:value="2592" calcext:value-type="currency">
            <text:p>R$ 2.592,00</text:p>
          </table:table-cell>
          <table:table-cell table:style-name="ce59" table:formula="of:=[.D40]-[.B37]" office:value-type="currency" office:currency="BRL" office:value="-103" calcext:value-type="currency">
            <text:p>-R$ 103,00</text:p>
          </table:table-cell>
          <table:table-cell table:number-columns-repeated="6"/>
        </table:table-row>
      </table:table>
      <table:table table:name="Breve Orçamento para trabalhos extras" table:style-name="ta1">
        <table:table-column table:style-name="co5" table:number-columns-repeated="2" table:default-cell-style-name="Default"/>
        <table:table-column table:style-name="co5" table:default-cell-style-name="ce9"/>
        <table:table-column table:style-name="co21" table:default-cell-style-name="Default"/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salario</text:p>
          </table:table-cell>
          <table:table-cell office:value-type="currency" office:currency="BRL" office:value="25" calcext:value-type="currency">
            <text:p>R$ 25,00</text:p>
          </table:table-cell>
          <table:table-cell office:value-type="string" calcext:value-type="string">
            <text:p>Valor/Hora/Freel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s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Dias de Trabalh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ras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Horas trabalhada</text:p>
          </table:table-cell>
        </table:table-row>
        <table:table-row table:style-name="ro1">
          <table:table-cell table:style-name="ce9" table:formula="of:=([.A1]/[.A2])/[.A3]" office:value-type="currency" office:currency="BRL" office:value="12.5" calcext:value-type="currency">
            <text:p>R$ 12,50</text:p>
          </table:table-cell>
          <table:table-cell office:value-type="string" calcext:value-type="string">
            <text:p>ganho/hora</text:p>
          </table:table-cell>
          <table:table-cell table:formula="of:=[.C1]*[.C2]*[.C3]" office:value-type="currency" office:currency="BRL" office:value="1500" calcext:value-type="currency">
            <text:p>R$ 1.500,00</text:p>
          </table:table-cell>
          <table:table-cell office:value-type="string" calcext:value-type="string">
            <text:p>Total Ganho</text:p>
          </table:table-cell>
        </table:table-row>
      </table:table>
      <table:table table:name="Planejamento-De-Aquisição" table:style-name="ta1">
        <table:table-column table:style-name="co22" table:default-cell-style-name="ce9"/>
        <table:table-column table:style-name="co5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row table:style-name="ro14">
          <table:table-cell table:style-name="ce70" office:value-type="string" calcext:value-type="string" table:number-columns-spanned="5" table:number-rows-spanned="1">
            <text:p>Simulação</text:p>
          </table:table-cell>
          <table:covered-table-cell table:style-name="ce9"/>
          <table:covered-table-cell table:number-columns-repeated="2"/>
          <table:covered-table-cell table:style-name="ce9"/>
          <table:table-cell table:style-name="ce71" office:value-type="string" calcext:value-type="string" table:number-columns-spanned="6" table:number-rows-spanned="1">
            <text:p><text:span text:style-name="T1">Dica:</text:span></text:p>
            <text:p>Para objetivos de 5 anos para cima, buscar rendimentos arrojados</text:p>
          </table:table-cell>
          <table:covered-table-cell table:number-columns-repeated="5"/>
        </table:table-row>
        <table:table-row table:style-name="ro1">
          <table:table-cell table:style-name="ce43" office:value-type="string" calcext:value-type="string" table:number-columns-spanned="2" table:number-rows-spanned="1">
            <text:p><text:s/>Valores de investimentos</text:p>
          </table:table-cell>
          <table:covered-table-cell table:style-name="ce9"/>
          <table:table-cell/>
          <table:table-cell office:value-type="string" calcext:value-type="string">
            <text:p>Valor/Tempo-investido</text:p>
          </table:table-cell>
          <table:table-cell table:style-name="ce9" table:formula="of:=[.D301]" office:value-type="currency" office:currency="BRL" office:value="49158.8089769596" calcext:value-type="currency">
            <text:p>R$ 49.158,81</text:p>
          </table:table-cell>
          <table:table-cell table:style-name="ce72" office:value-type="string" calcext:value-type="string" table:number-columns-spanned="6" table:number-rows-spanned="1">
            <text:p>Lista de Prioridade de Sonhos</text:p>
          </table:table-cell>
          <table:covered-table-cell table:number-columns-repeated="5"/>
        </table:table-row>
        <table:table-row table:style-name="ro3">
          <table:table-cell table:style-name="Default" office:value-type="string" calcext:value-type="string">
            <text:p>Investimento Por Mês</text:p>
          </table:table-cell>
          <table:table-cell table:style-name="ce9" office:value-type="currency" office:currency="BRL" office:value="40" calcext:value-type="currency">
            <text:p>R$ 40,00</text:p>
          </table:table-cell>
          <table:table-cell/>
          <table:table-cell table:style-name="ce9" table:formula="of:=[.B3]" office:value-type="currency" office:currency="BRL" office:value="40" calcext:value-type="currency">
            <text:p>R$ 40,00</text:p>
          </table:table-cell>
          <table:table-cell/>
          <table:table-cell table:style-name="ce73" office:value-type="string" calcext:value-type="string">
            <text:p>Objetivo</text:p>
          </table:table-cell>
          <table:table-cell table:style-name="ce75" office:value-type="string" calcext:value-type="string">
            <text:p>Custo</text:p>
          </table:table-cell>
          <table:table-cell table:style-name="ce75" office:value-type="string" calcext:value-type="string">
            <text:p>Prazo Em Meses</text:p>
          </table:table-cell>
          <table:table-cell table:style-name="ce75" office:value-type="string" calcext:value-type="string">
            <text:p>Prazo em Anos</text:p>
          </table:table-cell>
          <table:table-cell table:style-name="ce75" office:value-type="string" calcext:value-type="string">
            <text:p>Conclusão </text:p>
          </table:table-cell>
          <table:table-cell table:style-name="ce75" office:value-type="string" calcext:value-type="string">
            <text:p>Prioridade</text:p>
          </table:table-cell>
        </table:table-row>
        <table:table-row table:style-name="ro1">
          <table:table-cell office:value-type="string" calcext:value-type="string">
            <text:p>Percentual de Rendimento Liquido</text:p>
          </table:table-cell>
          <table:table-cell table:formula="of:=0.8/100" office:value-type="float" office:value="0.008" calcext:value-type="float">
            <text:p>0,008</text:p>
          </table:table-cell>
          <table:table-cell/>
          <table:table-cell table:style-name="ce9" table:formula="of:=(([.D3]*[.B$4])+[.D3])+[.D$3]" office:value-type="currency" office:currency="BRL" office:value="80.32" calcext:value-type="currency">
            <text:p>R$ 80,32</text:p>
          </table:table-cell>
          <table:table-cell/>
          <table:table-cell table:style-name="ce74" office:value-type="string" calcext:value-type="string">
            <text:p>PNIF</text:p>
          </table:table-cell>
          <table:table-cell table:style-name="ce76" office:value-type="currency" office:currency="BRL" office:value="1500000" calcext:value-type="currency">
            <text:p>R$ 1.500.000,00</text:p>
          </table:table-cell>
          <table:table-cell table:style-name="ce77" table:formula="of:=[.I4]*12" office:value-type="float" office:value="300" calcext:value-type="float">
            <text:p>300</text:p>
          </table:table-cell>
          <table:table-cell table:style-name="ce77" office:value-type="float" office:value="25" calcext:value-type="float">
            <text:p>25</text:p>
          </table:table-cell>
          <table:table-cell table:style-name="ce77"/>
          <table:table-cell table:style-name="ce78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9" table:formula="of:=(([.D4]*[.B$4])+[.D4])+[.D$3]" office:value-type="currency" office:currency="BRL" office:value="120.96256" calcext:value-type="currency">
            <text:p>R$ 120,96</text:p>
          </table:table-cell>
          <table:table-cell/>
          <table:table-cell table:style-name="ce74" office:value-type="string" calcext:value-type="string">
            <text:p>PI</text:p>
          </table:table-cell>
          <table:table-cell table:style-name="ce76"/>
          <table:table-cell table:style-name="ce77" table:formula="of:=[.I5]*12" office:value-type="float" office:value="120" calcext:value-type="float">
            <text:p>120</text:p>
          </table:table-cell>
          <table:table-cell table:style-name="ce77" office:value-type="float" office:value="10" calcext:value-type="float">
            <text:p>10</text:p>
          </table:table-cell>
          <table:table-cell table:style-name="ce77"/>
          <table:table-cell table:style-name="ce78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9" table:formula="of:=(([.D5]*[.B$4])+[.D5])+[.D$3]" office:value-type="currency" office:currency="BRL" office:value="161.93026048" calcext:value-type="currency">
            <text:p>R$ 161,93</text:p>
          </table:table-cell>
          <table:table-cell/>
          <table:table-cell table:style-name="ce74" office:value-type="string" calcext:value-type="string">
            <text:p>PMR</text:p>
          </table:table-cell>
          <table:table-cell table:style-name="ce76" office:value-type="currency" office:currency="BRL" office:value="12000" calcext:value-type="currency">
            <text:p>R$ 12.000,00</text:p>
          </table:table-cell>
          <table:table-cell table:style-name="ce77" table:formula="of:=[.I6]*12" office:value-type="float" office:value="30" calcext:value-type="float">
            <text:p>30</text:p>
          </table:table-cell>
          <table:table-cell table:style-name="ce77" office:value-type="float" office:value="2.5" calcext:value-type="float">
            <text:p>2,5</text:p>
          </table:table-cell>
          <table:table-cell table:style-name="ce77"/>
          <table:table-cell table:style-name="ce78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9" table:formula="of:=(([.D6]*[.B$4])+[.D6])+[.D$3]" office:value-type="currency" office:currency="BRL" office:value="203.22570256384" calcext:value-type="currency">
            <text:p>R$ 203,23</text:p>
          </table:table-cell>
          <table:table-cell/>
          <table:table-cell table:style-name="ce74" office:value-type="string" calcext:value-type="string">
            <text:p>PMS</text:p>
          </table:table-cell>
          <table:table-cell table:style-name="ce76" office:value-type="currency" office:currency="BRL" office:value="6000" calcext:value-type="currency">
            <text:p>R$ 6.000,00</text:p>
          </table:table-cell>
          <table:table-cell table:style-name="ce77" table:formula="of:=[.I7]*12" office:value-type="float" office:value="12" calcext:value-type="float">
            <text:p>12</text:p>
          </table:table-cell>
          <table:table-cell table:style-name="ce77" office:value-type="float" office:value="1" calcext:value-type="float">
            <text:p>1</text:p>
          </table:table-cell>
          <table:table-cell table:style-name="ce77"/>
          <table:table-cell table:style-name="ce78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9" table:formula="of:=(([.D7]*[.B$4])+[.D7])+[.D$3]" office:value-type="currency" office:currency="BRL" office:value="244.851508184351" calcext:value-type="currency">
            <text:p>R$ 244,85</text:p>
          </table:table-cell>
          <table:table-cell/>
          <table:table-cell table:style-name="ce74" office:value-type="string" calcext:value-type="string">
            <text:p>Carro</text:p>
          </table:table-cell>
          <table:table-cell table:style-name="ce76" office:value-type="currency" office:currency="BRL" office:value="35000" calcext:value-type="currency">
            <text:p>R$ 35.000,00</text:p>
          </table:table-cell>
          <table:table-cell table:style-name="ce77" table:formula="of:=[.I8]*12" office:value-type="float" office:value="24" calcext:value-type="float">
            <text:p>24</text:p>
          </table:table-cell>
          <table:table-cell table:style-name="ce77" office:value-type="float" office:value="2" calcext:value-type="float">
            <text:p>2</text:p>
          </table:table-cell>
          <table:table-cell table:style-name="ce77"/>
          <table:table-cell table:style-name="ce78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9" table:formula="of:=(([.D8]*[.B$4])+[.D8])+[.D$3]" office:value-type="currency" office:currency="BRL" office:value="286.810320249825" calcext:value-type="currency">
            <text:p>R$ 286,81</text:p>
          </table:table-cell>
          <table:table-cell/>
          <table:table-cell table:style-name="ce74" office:value-type="string" calcext:value-type="string">
            <text:p>Pintar Casa</text:p>
          </table:table-cell>
          <table:table-cell table:style-name="ce76" office:value-type="currency" office:currency="BRL" office:value="400" calcext:value-type="currency">
            <text:p>R$ 400,00</text:p>
          </table:table-cell>
          <table:table-cell table:style-name="ce77" table:formula="of:=[.I9]*12" office:value-type="float" office:value="6" calcext:value-type="float">
            <text:p>6</text:p>
          </table:table-cell>
          <table:table-cell table:style-name="ce77" office:value-type="float" office:value="0.5" calcext:value-type="float">
            <text:p>0,5</text:p>
          </table:table-cell>
          <table:table-cell table:style-name="ce77"/>
          <table:table-cell table:style-name="ce78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9" table:formula="of:=(([.D9]*[.B$4])+[.D9])+[.D$3]" office:value-type="currency" office:currency="BRL" office:value="329.104802811824" calcext:value-type="currency">
            <text:p>R$ 329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]*[.B$4])+[.D10])+[.D$3]" office:value-type="currency" office:currency="BRL" office:value="371.737641234319" calcext:value-type="currency">
            <text:p>R$ 371,7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]*[.B$4])+[.D11])+[.D$3]" office:value-type="currency" office:currency="BRL" office:value="414.711542364193" calcext:value-type="currency">
            <text:p>R$ 414,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]*[.B$4])+[.D12])+[.D$3]" office:value-type="currency" office:currency="BRL" office:value="458.029234703107" calcext:value-type="currency">
            <text:p>R$ 458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]*[.B$4])+[.D13])+[.D$3]" office:value-type="currency" office:currency="BRL" office:value="501.693468580732" calcext:value-type="currency">
            <text:p>R$ 501,69</text:p>
          </table:table-cell>
          <table:table-cell office:value-type="string" calcext:value-type="string">
            <text:p><text:s text:c="2"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 table:formula="of:=(([.D14]*[.B$4])+[.D14])+[.D$3]" office:value-type="currency" office:currency="BRL" office:value="545.707016329378" calcext:value-type="currency">
            <text:p>R$ 545,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]*[.B$4])+[.D15])+[.D$3]" office:value-type="currency" office:currency="BRL" office:value="590.072672460013" calcext:value-type="currency">
            <text:p>R$ 590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]*[.B$4])+[.D16])+[.D$3]" office:value-type="currency" office:currency="BRL" office:value="634.793253839693" calcext:value-type="currency">
            <text:p>R$ 634,7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]*[.B$4])+[.D17])+[.D$3]" office:value-type="currency" office:currency="BRL" office:value="679.87159987041" calcext:value-type="currency">
            <text:p>R$ 679,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]*[.B$4])+[.D18])+[.D$3]" office:value-type="currency" office:currency="BRL" office:value="725.310572669373" calcext:value-type="currency">
            <text:p>R$ 725,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]*[.B$4])+[.D19])+[.D$3]" office:value-type="currency" office:currency="BRL" office:value="771.113057250728" calcext:value-type="currency">
            <text:p>R$ 771,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]*[.B$4])+[.D20])+[.D$3]" office:value-type="currency" office:currency="BRL" office:value="817.281961708734" calcext:value-type="currency">
            <text:p>R$ 817,2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]*[.B$4])+[.D21])+[.D$3]" office:value-type="currency" office:currency="BRL" office:value="863.820217402404" calcext:value-type="currency">
            <text:p>R$ 863,8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]*[.B$4])+[.D22])+[.D$3]" office:value-type="currency" office:currency="BRL" office:value="910.730779141623" calcext:value-type="currency">
            <text:p>R$ 910,7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]*[.B$4])+[.D23])+[.D$3]" office:value-type="currency" office:currency="BRL" office:value="958.016625374756" calcext:value-type="currency">
            <text:p>R$ 958,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]*[.B$4])+[.D24])+[.D$3]" office:value-type="currency" office:currency="BRL" office:value="1005.68075837775" calcext:value-type="currency">
            <text:p>R$ 1.005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]*[.B$4])+[.D25])+[.D$3]" office:value-type="currency" office:currency="BRL" office:value="1053.72620444478" calcext:value-type="currency">
            <text:p>R$ 1.053,7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]*[.B$4])+[.D26])+[.D$3]" office:value-type="currency" office:currency="BRL" office:value="1102.15601408033" calcext:value-type="currency">
            <text:p>R$ 1.102,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]*[.B$4])+[.D27])+[.D$3]" office:value-type="currency" office:currency="BRL" office:value="1150.97326219298" calcext:value-type="currency">
            <text:p>R$ 1.150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]*[.B$4])+[.D28])+[.D$3]" office:value-type="currency" office:currency="BRL" office:value="1200.18104829052" calcext:value-type="currency">
            <text:p>R$ 1.200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]*[.B$4])+[.D29])+[.D$3]" office:value-type="currency" office:currency="BRL" office:value="1249.78249667685" calcext:value-type="currency">
            <text:p>R$ 1.249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]*[.B$4])+[.D30])+[.D$3]" office:value-type="currency" office:currency="BRL" office:value="1299.78075665026" calcext:value-type="currency">
            <text:p>R$ 1.299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]*[.B$4])+[.D31])+[.D$3]" office:value-type="currency" office:currency="BRL" office:value="1350.17900270346" calcext:value-type="currency">
            <text:p>R$ 1.350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]*[.B$4])+[.D32])+[.D$3]" office:value-type="currency" office:currency="BRL" office:value="1400.98043472509" calcext:value-type="currency">
            <text:p>R$ 1.400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]*[.B$4])+[.D33])+[.D$3]" office:value-type="currency" office:currency="BRL" office:value="1452.18827820289" calcext:value-type="currency">
            <text:p>R$ 1.452,1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]*[.B$4])+[.D34])+[.D$3]" office:value-type="currency" office:currency="BRL" office:value="1503.80578442851" calcext:value-type="currency">
            <text:p>R$ 1.503,8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]*[.B$4])+[.D35])+[.D$3]" office:value-type="currency" office:currency="BRL" office:value="1555.83623070394" calcext:value-type="currency">
            <text:p>R$ 1.555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6]*[.B$4])+[.D36])+[.D$3]" office:value-type="currency" office:currency="BRL" office:value="1608.28292054957" calcext:value-type="currency">
            <text:p>R$ 1.608,2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7]*[.B$4])+[.D37])+[.D$3]" office:value-type="currency" office:currency="BRL" office:value="1661.14918391397" calcext:value-type="currency">
            <text:p>R$ 1.661,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8]*[.B$4])+[.D38])+[.D$3]" office:value-type="currency" office:currency="BRL" office:value="1714.43837738528" calcext:value-type="currency">
            <text:p>R$ 1.714,4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9]*[.B$4])+[.D39])+[.D$3]" office:value-type="currency" office:currency="BRL" office:value="1768.15388440436" calcext:value-type="currency">
            <text:p>R$ 1.768,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0]*[.B$4])+[.D40])+[.D$3]" office:value-type="currency" office:currency="BRL" office:value="1822.2991154796" calcext:value-type="currency">
            <text:p>R$ 1.822,3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1]*[.B$4])+[.D41])+[.D$3]" office:value-type="currency" office:currency="BRL" office:value="1876.87750840344" calcext:value-type="currency">
            <text:p>R$ 1.876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2]*[.B$4])+[.D42])+[.D$3]" office:value-type="currency" office:currency="BRL" office:value="1931.89252847066" calcext:value-type="currency">
            <text:p>R$ 1.931,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3]*[.B$4])+[.D43])+[.D$3]" office:value-type="currency" office:currency="BRL" office:value="1987.34766869843" calcext:value-type="currency">
            <text:p>R$ 1.987,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4]*[.B$4])+[.D44])+[.D$3]" office:value-type="currency" office:currency="BRL" office:value="2043.24645004802" calcext:value-type="currency">
            <text:p>R$ 2.043,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5]*[.B$4])+[.D45])+[.D$3]" office:value-type="currency" office:currency="BRL" office:value="2099.5924216484" calcext:value-type="currency">
            <text:p>R$ 2.099,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6]*[.B$4])+[.D46])+[.D$3]" office:value-type="currency" office:currency="BRL" office:value="2156.38916102159" calcext:value-type="currency">
            <text:p>R$ 2.156,3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7]*[.B$4])+[.D47])+[.D$3]" office:value-type="currency" office:currency="BRL" office:value="2213.64027430976" calcext:value-type="currency">
            <text:p>R$ 2.213,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8]*[.B$4])+[.D48])+[.D$3]" office:value-type="currency" office:currency="BRL" office:value="2271.34939650424" calcext:value-type="currency">
            <text:p>R$ 2.271,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49]*[.B$4])+[.D49])+[.D$3]" office:value-type="currency" office:currency="BRL" office:value="2329.52019167627" calcext:value-type="currency">
            <text:p>R$ 2.329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0]*[.B$4])+[.D50])+[.D$3]" office:value-type="currency" office:currency="BRL" office:value="2388.15635320968" calcext:value-type="currency">
            <text:p>R$ 2.388,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1]*[.B$4])+[.D51])+[.D$3]" office:value-type="currency" office:currency="BRL" office:value="2447.26160403536" calcext:value-type="currency">
            <text:p>R$ 2.447,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2]*[.B$4])+[.D52])+[.D$3]" office:value-type="currency" office:currency="BRL" office:value="2506.83969686764" calcext:value-type="currency">
            <text:p>R$ 2.506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3]*[.B$4])+[.D53])+[.D$3]" office:value-type="currency" office:currency="BRL" office:value="2566.89441444258" calcext:value-type="currency">
            <text:p>R$ 2.566,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4]*[.B$4])+[.D54])+[.D$3]" office:value-type="currency" office:currency="BRL" office:value="2627.42956975812" calcext:value-type="currency">
            <text:p>R$ 2.627,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5]*[.B$4])+[.D55])+[.D$3]" office:value-type="currency" office:currency="BRL" office:value="2688.44900631619" calcext:value-type="currency">
            <text:p>R$ 2.688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6]*[.B$4])+[.D56])+[.D$3]" office:value-type="currency" office:currency="BRL" office:value="2749.95659836672" calcext:value-type="currency">
            <text:p>R$ 2.749,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7]*[.B$4])+[.D57])+[.D$3]" office:value-type="currency" office:currency="BRL" office:value="2811.95625115365" calcext:value-type="currency">
            <text:p>R$ 2.811,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8]*[.B$4])+[.D58])+[.D$3]" office:value-type="currency" office:currency="BRL" office:value="2874.45190116288" calcext:value-type="currency">
            <text:p>R$ 2.874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59]*[.B$4])+[.D59])+[.D$3]" office:value-type="currency" office:currency="BRL" office:value="2937.44751637219" calcext:value-type="currency">
            <text:p>R$ 2.937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0]*[.B$4])+[.D60])+[.D$3]" office:value-type="currency" office:currency="BRL" office:value="3000.94709650316" calcext:value-type="currency">
            <text:p>R$ 3.000,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1]*[.B$4])+[.D61])+[.D$3]" office:value-type="currency" office:currency="BRL" office:value="3064.95467327519" calcext:value-type="currency">
            <text:p>R$ 3.064,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2]*[.B$4])+[.D62])+[.D$3]" office:value-type="currency" office:currency="BRL" office:value="3129.47431066139" calcext:value-type="currency">
            <text:p>R$ 3.129,4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3]*[.B$4])+[.D63])+[.D$3]" office:value-type="currency" office:currency="BRL" office:value="3194.51010514668" calcext:value-type="currency">
            <text:p>R$ 3.194,5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4]*[.B$4])+[.D64])+[.D$3]" office:value-type="currency" office:currency="BRL" office:value="3260.06618598785" calcext:value-type="currency">
            <text:p>R$ 3.260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5]*[.B$4])+[.D65])+[.D$3]" office:value-type="currency" office:currency="BRL" office:value="3326.14671547576" calcext:value-type="currency">
            <text:p>R$ 3.326,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6]*[.B$4])+[.D66])+[.D$3]" office:value-type="currency" office:currency="BRL" office:value="3392.75588919956" calcext:value-type="currency">
            <text:p>R$ 3.392,7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7]*[.B$4])+[.D67])+[.D$3]" office:value-type="currency" office:currency="BRL" office:value="3459.89793631316" calcext:value-type="currency">
            <text:p>R$ 3.459,9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8]*[.B$4])+[.D68])+[.D$3]" office:value-type="currency" office:currency="BRL" office:value="3527.57711980367" calcext:value-type="currency">
            <text:p>R$ 3.527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69]*[.B$4])+[.D69])+[.D$3]" office:value-type="currency" office:currency="BRL" office:value="3595.79773676209" calcext:value-type="currency">
            <text:p>R$ 3.595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0]*[.B$4])+[.D70])+[.D$3]" office:value-type="currency" office:currency="BRL" office:value="3664.56411865619" calcext:value-type="currency">
            <text:p>R$ 3.664,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1]*[.B$4])+[.D71])+[.D$3]" office:value-type="currency" office:currency="BRL" office:value="3733.88063160544" calcext:value-type="currency">
            <text:p>R$ 3.733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2]*[.B$4])+[.D72])+[.D$3]" office:value-type="currency" office:currency="BRL" office:value="3803.75167665828" calcext:value-type="currency">
            <text:p>R$ 3.803,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3]*[.B$4])+[.D73])+[.D$3]" office:value-type="currency" office:currency="BRL" office:value="3874.18169007155" calcext:value-type="currency">
            <text:p>R$ 3.874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4]*[.B$4])+[.D74])+[.D$3]" office:value-type="currency" office:currency="BRL" office:value="3945.17514359212" calcext:value-type="currency">
            <text:p>R$ 3.945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5]*[.B$4])+[.D75])+[.D$3]" office:value-type="currency" office:currency="BRL" office:value="4016.73654474086" calcext:value-type="currency">
            <text:p>R$ 4.016,7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6]*[.B$4])+[.D76])+[.D$3]" office:value-type="currency" office:currency="BRL" office:value="4088.87043709879" calcext:value-type="currency">
            <text:p>R$ 4.088,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7]*[.B$4])+[.D77])+[.D$3]" office:value-type="currency" office:currency="BRL" office:value="4161.58140059558" calcext:value-type="currency">
            <text:p>R$ 4.161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8]*[.B$4])+[.D78])+[.D$3]" office:value-type="currency" office:currency="BRL" office:value="4234.87405180034" calcext:value-type="currency">
            <text:p>R$ 4.234,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79]*[.B$4])+[.D79])+[.D$3]" office:value-type="currency" office:currency="BRL" office:value="4308.75304421474" calcext:value-type="currency">
            <text:p>R$ 4.308,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0]*[.B$4])+[.D80])+[.D$3]" office:value-type="currency" office:currency="BRL" office:value="4383.22306856846" calcext:value-type="currency">
            <text:p>R$ 4.383,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1]*[.B$4])+[.D81])+[.D$3]" office:value-type="currency" office:currency="BRL" office:value="4458.28885311701" calcext:value-type="currency">
            <text:p>R$ 4.458,2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2]*[.B$4])+[.D82])+[.D$3]" office:value-type="currency" office:currency="BRL" office:value="4533.95516394195" calcext:value-type="currency">
            <text:p>R$ 4.533,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3]*[.B$4])+[.D83])+[.D$3]" office:value-type="currency" office:currency="BRL" office:value="4610.22680525348" calcext:value-type="currency">
            <text:p>R$ 4.610,2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4]*[.B$4])+[.D84])+[.D$3]" office:value-type="currency" office:currency="BRL" office:value="4687.10861969551" calcext:value-type="currency">
            <text:p>R$ 4.687,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5]*[.B$4])+[.D85])+[.D$3]" office:value-type="currency" office:currency="BRL" office:value="4764.60548865307" calcext:value-type="currency">
            <text:p>R$ 4.764,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6]*[.B$4])+[.D86])+[.D$3]" office:value-type="currency" office:currency="BRL" office:value="4842.7223325623" calcext:value-type="currency">
            <text:p>R$ 4.842,7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7]*[.B$4])+[.D87])+[.D$3]" office:value-type="currency" office:currency="BRL" office:value="4921.4641112228" calcext:value-type="currency">
            <text:p>R$ 4.921,4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8]*[.B$4])+[.D88])+[.D$3]" office:value-type="currency" office:currency="BRL" office:value="5000.83582411258" calcext:value-type="currency">
            <text:p>R$ 5.000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89]*[.B$4])+[.D89])+[.D$3]" office:value-type="currency" office:currency="BRL" office:value="5080.84251070548" calcext:value-type="currency">
            <text:p>R$ 5.080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0]*[.B$4])+[.D90])+[.D$3]" office:value-type="currency" office:currency="BRL" office:value="5161.48925079112" calcext:value-type="currency">
            <text:p>R$ 5.161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1]*[.B$4])+[.D91])+[.D$3]" office:value-type="currency" office:currency="BRL" office:value="5242.78116479745" calcext:value-type="currency">
            <text:p>R$ 5.242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2]*[.B$4])+[.D92])+[.D$3]" office:value-type="currency" office:currency="BRL" office:value="5324.72341411583" calcext:value-type="currency">
            <text:p>R$ 5.324,7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3]*[.B$4])+[.D93])+[.D$3]" office:value-type="currency" office:currency="BRL" office:value="5407.32120142876" calcext:value-type="currency">
            <text:p>R$ 5.407,3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4]*[.B$4])+[.D94])+[.D$3]" office:value-type="currency" office:currency="BRL" office:value="5490.57977104019" calcext:value-type="currency">
            <text:p>R$ 5.490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5]*[.B$4])+[.D95])+[.D$3]" office:value-type="currency" office:currency="BRL" office:value="5574.50440920851" calcext:value-type="currency">
            <text:p>R$ 5.574,5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6]*[.B$4])+[.D96])+[.D$3]" office:value-type="currency" office:currency="BRL" office:value="5659.10044448218" calcext:value-type="currency">
            <text:p>R$ 5.659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7]*[.B$4])+[.D97])+[.D$3]" office:value-type="currency" office:currency="BRL" office:value="5744.37324803804" calcext:value-type="currency">
            <text:p>R$ 5.744,3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8]*[.B$4])+[.D98])+[.D$3]" office:value-type="currency" office:currency="BRL" office:value="5830.32823402234" calcext:value-type="currency">
            <text:p>R$ 5.830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99]*[.B$4])+[.D99])+[.D$3]" office:value-type="currency" office:currency="BRL" office:value="5916.97085989452" calcext:value-type="currency">
            <text:p>R$ 5.916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0]*[.B$4])+[.D100])+[.D$3]" office:value-type="currency" office:currency="BRL" office:value="6004.30662677367" calcext:value-type="currency">
            <text:p>R$ 6.004,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1]*[.B$4])+[.D101])+[.D$3]" office:value-type="currency" office:currency="BRL" office:value="6092.34107978786" calcext:value-type="currency">
            <text:p>R$ 6.092,3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2]*[.B$4])+[.D102])+[.D$3]" office:value-type="currency" office:currency="BRL" office:value="6181.07980842617" calcext:value-type="currency">
            <text:p>R$ 6.181,0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3]*[.B$4])+[.D103])+[.D$3]" office:value-type="currency" office:currency="BRL" office:value="6270.52844689358" calcext:value-type="currency">
            <text:p>R$ 6.270,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4]*[.B$4])+[.D104])+[.D$3]" office:value-type="currency" office:currency="BRL" office:value="6360.69267446872" calcext:value-type="currency">
            <text:p>R$ 6.360,6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5]*[.B$4])+[.D105])+[.D$3]" office:value-type="currency" office:currency="BRL" office:value="6451.57821586447" calcext:value-type="currency">
            <text:p>R$ 6.451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6]*[.B$4])+[.D106])+[.D$3]" office:value-type="currency" office:currency="BRL" office:value="6543.19084159139" calcext:value-type="currency">
            <text:p>R$ 6.543,1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7]*[.B$4])+[.D107])+[.D$3]" office:value-type="currency" office:currency="BRL" office:value="6635.53636832412" calcext:value-type="currency">
            <text:p>R$ 6.635,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8]*[.B$4])+[.D108])+[.D$3]" office:value-type="currency" office:currency="BRL" office:value="6728.62065927071" calcext:value-type="currency">
            <text:p>R$ 6.728,6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09]*[.B$4])+[.D109])+[.D$3]" office:value-type="currency" office:currency="BRL" office:value="6822.44962454488" calcext:value-type="currency">
            <text:p>R$ 6.822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0]*[.B$4])+[.D110])+[.D$3]" office:value-type="currency" office:currency="BRL" office:value="6917.02922154124" calcext:value-type="currency">
            <text:p>R$ 6.917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1]*[.B$4])+[.D111])+[.D$3]" office:value-type="currency" office:currency="BRL" office:value="7012.36545531357" calcext:value-type="currency">
            <text:p>R$ 7.012,3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2]*[.B$4])+[.D112])+[.D$3]" office:value-type="currency" office:currency="BRL" office:value="7108.46437895608" calcext:value-type="currency">
            <text:p>R$ 7.108,4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3]*[.B$4])+[.D113])+[.D$3]" office:value-type="currency" office:currency="BRL" office:value="7205.33209398773" calcext:value-type="currency">
            <text:p>R$ 7.205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4]*[.B$4])+[.D114])+[.D$3]" office:value-type="currency" office:currency="BRL" office:value="7302.97475073963" calcext:value-type="currency">
            <text:p>R$ 7.302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5]*[.B$4])+[.D115])+[.D$3]" office:value-type="currency" office:currency="BRL" office:value="7401.39854874554" calcext:value-type="currency">
            <text:p>R$ 7.401,4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6]*[.B$4])+[.D116])+[.D$3]" office:value-type="currency" office:currency="BRL" office:value="7500.60973713551" calcext:value-type="currency">
            <text:p>R$ 7.500,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7]*[.B$4])+[.D117])+[.D$3]" office:value-type="currency" office:currency="BRL" office:value="7600.61461503259" calcext:value-type="currency">
            <text:p>R$ 7.600,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8]*[.B$4])+[.D118])+[.D$3]" office:value-type="currency" office:currency="BRL" office:value="7701.41953195285" calcext:value-type="currency">
            <text:p>R$ 7.701,4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19]*[.B$4])+[.D119])+[.D$3]" office:value-type="currency" office:currency="BRL" office:value="7803.03088820848" calcext:value-type="currency">
            <text:p>R$ 7.803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0]*[.B$4])+[.D120])+[.D$3]" office:value-type="currency" office:currency="BRL" office:value="7905.45513531414" calcext:value-type="currency">
            <text:p>R$ 7.905,4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1]*[.B$4])+[.D121])+[.D$3]" office:value-type="currency" office:currency="BRL" office:value="8008.69877639666" calcext:value-type="currency">
            <text:p>R$ 8.008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2]*[.B$4])+[.D122])+[.D$3]" office:value-type="currency" office:currency="BRL" office:value="8112.76836660783" calcext:value-type="currency">
            <text:p>R$ 8.112,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3]*[.B$4])+[.D123])+[.D$3]" office:value-type="currency" office:currency="BRL" office:value="8217.67051354069" calcext:value-type="currency">
            <text:p>R$ 8.217,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4]*[.B$4])+[.D124])+[.D$3]" office:value-type="currency" office:currency="BRL" office:value="8323.41187764902" calcext:value-type="currency">
            <text:p>R$ 8.323,4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5]*[.B$4])+[.D125])+[.D$3]" office:value-type="currency" office:currency="BRL" office:value="8429.99917267021" calcext:value-type="currency">
            <text:p>R$ 8.430,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6]*[.B$4])+[.D126])+[.D$3]" office:value-type="currency" office:currency="BRL" office:value="8537.43916605157" calcext:value-type="currency">
            <text:p>R$ 8.537,4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7]*[.B$4])+[.D127])+[.D$3]" office:value-type="currency" office:currency="BRL" office:value="8645.73867937999" calcext:value-type="currency">
            <text:p>R$ 8.645,7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8]*[.B$4])+[.D128])+[.D$3]" office:value-type="currency" office:currency="BRL" office:value="8754.90458881503" calcext:value-type="currency">
            <text:p>R$ 8.754,9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29]*[.B$4])+[.D129])+[.D$3]" office:value-type="currency" office:currency="BRL" office:value="8864.94382552555" calcext:value-type="currency">
            <text:p>R$ 8.864,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0]*[.B$4])+[.D130])+[.D$3]" office:value-type="currency" office:currency="BRL" office:value="8975.86337612975" calcext:value-type="currency">
            <text:p>R$ 8.975,8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1]*[.B$4])+[.D131])+[.D$3]" office:value-type="currency" office:currency="BRL" office:value="9087.67028313879" calcext:value-type="currency">
            <text:p>R$ 9.087,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2]*[.B$4])+[.D132])+[.D$3]" office:value-type="currency" office:currency="BRL" office:value="9200.3716454039" calcext:value-type="currency">
            <text:p>R$ 9.200,3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3]*[.B$4])+[.D133])+[.D$3]" office:value-type="currency" office:currency="BRL" office:value="9313.97461856713" calcext:value-type="currency">
            <text:p>R$ 9.313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4]*[.B$4])+[.D134])+[.D$3]" office:value-type="currency" office:currency="BRL" office:value="9428.48641551567" calcext:value-type="currency">
            <text:p>R$ 9.428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5]*[.B$4])+[.D135])+[.D$3]" office:value-type="currency" office:currency="BRL" office:value="9543.91430683979" calcext:value-type="currency">
            <text:p>R$ 9.543,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6]*[.B$4])+[.D136])+[.D$3]" office:value-type="currency" office:currency="BRL" office:value="9660.26562129451" calcext:value-type="currency">
            <text:p>R$ 9.660,2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7]*[.B$4])+[.D137])+[.D$3]" office:value-type="currency" office:currency="BRL" office:value="9777.54774626487" calcext:value-type="currency">
            <text:p>R$ 9.777,5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8]*[.B$4])+[.D138])+[.D$3]" office:value-type="currency" office:currency="BRL" office:value="9895.76812823498" calcext:value-type="currency">
            <text:p>R$ 9.895,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39]*[.B$4])+[.D139])+[.D$3]" office:value-type="currency" office:currency="BRL" office:value="10014.9342732609" calcext:value-type="currency">
            <text:p>R$ 10.014,9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0]*[.B$4])+[.D140])+[.D$3]" office:value-type="currency" office:currency="BRL" office:value="10135.053747447" calcext:value-type="currency">
            <text:p>R$ 10.135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1]*[.B$4])+[.D141])+[.D$3]" office:value-type="currency" office:currency="BRL" office:value="10256.1341774265" calcext:value-type="currency">
            <text:p>R$ 10.256,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2]*[.B$4])+[.D142])+[.D$3]" office:value-type="currency" office:currency="BRL" office:value="10378.1832508459" calcext:value-type="currency">
            <text:p>R$ 10.378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3]*[.B$4])+[.D143])+[.D$3]" office:value-type="currency" office:currency="BRL" office:value="10501.2087168527" calcext:value-type="currency">
            <text:p>R$ 10.501,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4]*[.B$4])+[.D144])+[.D$3]" office:value-type="currency" office:currency="BRL" office:value="10625.2183865875" calcext:value-type="currency">
            <text:p>R$ 10.625,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5]*[.B$4])+[.D145])+[.D$3]" office:value-type="currency" office:currency="BRL" office:value="10750.2201336802" calcext:value-type="currency">
            <text:p>R$ 10.750,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6]*[.B$4])+[.D146])+[.D$3]" office:value-type="currency" office:currency="BRL" office:value="10876.2218947497" calcext:value-type="currency">
            <text:p>R$ 10.876,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7]*[.B$4])+[.D147])+[.D$3]" office:value-type="currency" office:currency="BRL" office:value="11003.2316699077" calcext:value-type="currency">
            <text:p>R$ 11.003,2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8]*[.B$4])+[.D148])+[.D$3]" office:value-type="currency" office:currency="BRL" office:value="11131.2575232669" calcext:value-type="currency">
            <text:p>R$ 11.131,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49]*[.B$4])+[.D149])+[.D$3]" office:value-type="currency" office:currency="BRL" office:value="11260.3075834531" calcext:value-type="currency">
            <text:p>R$ 11.260,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0]*[.B$4])+[.D150])+[.D$3]" office:value-type="currency" office:currency="BRL" office:value="11390.3900441207" calcext:value-type="currency">
            <text:p>R$ 11.390,3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1]*[.B$4])+[.D151])+[.D$3]" office:value-type="currency" office:currency="BRL" office:value="11521.5131644737" calcext:value-type="currency">
            <text:p>R$ 11.521,5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2]*[.B$4])+[.D152])+[.D$3]" office:value-type="currency" office:currency="BRL" office:value="11653.6852697894" calcext:value-type="currency">
            <text:p>R$ 11.653,6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3]*[.B$4])+[.D153])+[.D$3]" office:value-type="currency" office:currency="BRL" office:value="11786.9147519478" calcext:value-type="currency">
            <text:p>R$ 11.786,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4]*[.B$4])+[.D154])+[.D$3]" office:value-type="currency" office:currency="BRL" office:value="11921.2100699633" calcext:value-type="currency">
            <text:p>R$ 11.921,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5]*[.B$4])+[.D155])+[.D$3]" office:value-type="currency" office:currency="BRL" office:value="12056.579750523" calcext:value-type="currency">
            <text:p>R$ 12.056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6]*[.B$4])+[.D156])+[.D$3]" office:value-type="currency" office:currency="BRL" office:value="12193.0323885272" calcext:value-type="currency">
            <text:p>R$ 12.193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7]*[.B$4])+[.D157])+[.D$3]" office:value-type="currency" office:currency="BRL" office:value="12330.5766476355" calcext:value-type="currency">
            <text:p>R$ 12.330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8]*[.B$4])+[.D158])+[.D$3]" office:value-type="currency" office:currency="BRL" office:value="12469.2212608165" calcext:value-type="currency">
            <text:p>R$ 12.469,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59]*[.B$4])+[.D159])+[.D$3]" office:value-type="currency" office:currency="BRL" office:value="12608.9750309031" calcext:value-type="currency">
            <text:p>R$ 12.608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0]*[.B$4])+[.D160])+[.D$3]" office:value-type="currency" office:currency="BRL" office:value="12749.8468311503" calcext:value-type="currency">
            <text:p>R$ 12.749,8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1]*[.B$4])+[.D161])+[.D$3]" office:value-type="currency" office:currency="BRL" office:value="12891.8456057995" calcext:value-type="currency">
            <text:p>R$ 12.891,8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2]*[.B$4])+[.D162])+[.D$3]" office:value-type="currency" office:currency="BRL" office:value="13034.9803706459" calcext:value-type="currency">
            <text:p>R$ 13.034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3]*[.B$4])+[.D163])+[.D$3]" office:value-type="currency" office:currency="BRL" office:value="13179.2602136111" calcext:value-type="currency">
            <text:p>R$ 13.179,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4]*[.B$4])+[.D164])+[.D$3]" office:value-type="currency" office:currency="BRL" office:value="13324.6942953199" calcext:value-type="currency">
            <text:p>R$ 13.324,6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5]*[.B$4])+[.D165])+[.D$3]" office:value-type="currency" office:currency="BRL" office:value="13471.2918496825" calcext:value-type="currency">
            <text:p>R$ 13.471,2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6]*[.B$4])+[.D166])+[.D$3]" office:value-type="currency" office:currency="BRL" office:value="13619.06218448" calcext:value-type="currency">
            <text:p>R$ 13.619,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7]*[.B$4])+[.D167])+[.D$3]" office:value-type="currency" office:currency="BRL" office:value="13768.0146819558" calcext:value-type="currency">
            <text:p>R$ 13.768,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8]*[.B$4])+[.D168])+[.D$3]" office:value-type="currency" office:currency="BRL" office:value="13918.1587994115" calcext:value-type="currency">
            <text:p>R$ 13.918,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69]*[.B$4])+[.D169])+[.D$3]" office:value-type="currency" office:currency="BRL" office:value="14069.5040698067" calcext:value-type="currency">
            <text:p>R$ 14.069,5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0]*[.B$4])+[.D170])+[.D$3]" office:value-type="currency" office:currency="BRL" office:value="14222.0601023652" calcext:value-type="currency">
            <text:p>R$ 14.222,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1]*[.B$4])+[.D171])+[.D$3]" office:value-type="currency" office:currency="BRL" office:value="14375.8365831841" calcext:value-type="currency">
            <text:p>R$ 14.375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2]*[.B$4])+[.D172])+[.D$3]" office:value-type="currency" office:currency="BRL" office:value="14530.8432758496" calcext:value-type="currency">
            <text:p>R$ 14.530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3]*[.B$4])+[.D173])+[.D$3]" office:value-type="currency" office:currency="BRL" office:value="14687.0900220564" calcext:value-type="currency">
            <text:p>R$ 14.687,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4]*[.B$4])+[.D174])+[.D$3]" office:value-type="currency" office:currency="BRL" office:value="14844.5867422328" calcext:value-type="currency">
            <text:p>R$ 14.844,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5]*[.B$4])+[.D175])+[.D$3]" office:value-type="currency" office:currency="BRL" office:value="15003.3434361707" calcext:value-type="currency">
            <text:p>R$ 15.003,3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6]*[.B$4])+[.D176])+[.D$3]" office:value-type="currency" office:currency="BRL" office:value="15163.3701836601" calcext:value-type="currency">
            <text:p>R$ 15.163,3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7]*[.B$4])+[.D177])+[.D$3]" office:value-type="currency" office:currency="BRL" office:value="15324.6771451293" calcext:value-type="currency">
            <text:p>R$ 15.324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8]*[.B$4])+[.D178])+[.D$3]" office:value-type="currency" office:currency="BRL" office:value="15487.2745622904" calcext:value-type="currency">
            <text:p>R$ 15.487,2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79]*[.B$4])+[.D179])+[.D$3]" office:value-type="currency" office:currency="BRL" office:value="15651.1727587887" calcext:value-type="currency">
            <text:p>R$ 15.651,1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0]*[.B$4])+[.D180])+[.D$3]" office:value-type="currency" office:currency="BRL" office:value="15816.382140859" calcext:value-type="currency">
            <text:p>R$ 15.816,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1]*[.B$4])+[.D181])+[.D$3]" office:value-type="currency" office:currency="BRL" office:value="15982.9131979859" calcext:value-type="currency">
            <text:p>R$ 15.982,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2]*[.B$4])+[.D182])+[.D$3]" office:value-type="currency" office:currency="BRL" office:value="16150.7765035698" calcext:value-type="currency">
            <text:p>R$ 16.150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3]*[.B$4])+[.D183])+[.D$3]" office:value-type="currency" office:currency="BRL" office:value="16319.9827155983" calcext:value-type="currency">
            <text:p>R$ 16.319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4]*[.B$4])+[.D184])+[.D$3]" office:value-type="currency" office:currency="BRL" office:value="16490.5425773231" calcext:value-type="currency">
            <text:p>R$ 16.490,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5]*[.B$4])+[.D185])+[.D$3]" office:value-type="currency" office:currency="BRL" office:value="16662.4669179417" calcext:value-type="currency">
            <text:p>R$ 16.662,4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6]*[.B$4])+[.D186])+[.D$3]" office:value-type="currency" office:currency="BRL" office:value="16835.7666532852" calcext:value-type="currency">
            <text:p>R$ 16.835,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7]*[.B$4])+[.D187])+[.D$3]" office:value-type="currency" office:currency="BRL" office:value="17010.4527865115" calcext:value-type="currency">
            <text:p>R$ 17.010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8]*[.B$4])+[.D188])+[.D$3]" office:value-type="currency" office:currency="BRL" office:value="17186.5364088036" calcext:value-type="currency">
            <text:p>R$ 17.186,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89]*[.B$4])+[.D189])+[.D$3]" office:value-type="currency" office:currency="BRL" office:value="17364.028700074" calcext:value-type="currency">
            <text:p>R$ 17.364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0]*[.B$4])+[.D190])+[.D$3]" office:value-type="currency" office:currency="BRL" office:value="17542.9409296746" calcext:value-type="currency">
            <text:p>R$ 17.542,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1]*[.B$4])+[.D191])+[.D$3]" office:value-type="currency" office:currency="BRL" office:value="17723.284457112" calcext:value-type="currency">
            <text:p>R$ 17.723,2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2]*[.B$4])+[.D192])+[.D$3]" office:value-type="currency" office:currency="BRL" office:value="17905.0707327689" calcext:value-type="currency">
            <text:p>R$ 17.905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3]*[.B$4])+[.D193])+[.D$3]" office:value-type="currency" office:currency="BRL" office:value="18088.3112986311" calcext:value-type="currency">
            <text:p>R$ 18.088,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4]*[.B$4])+[.D194])+[.D$3]" office:value-type="currency" office:currency="BRL" office:value="18273.0177890201" calcext:value-type="currency">
            <text:p>R$ 18.273,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5]*[.B$4])+[.D195])+[.D$3]" office:value-type="currency" office:currency="BRL" office:value="18459.2019313323" calcext:value-type="currency">
            <text:p>R$ 18.459,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6]*[.B$4])+[.D196])+[.D$3]" office:value-type="currency" office:currency="BRL" office:value="18646.875546783" calcext:value-type="currency">
            <text:p>R$ 18.646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7]*[.B$4])+[.D197])+[.D$3]" office:value-type="currency" office:currency="BRL" office:value="18836.0505511572" calcext:value-type="currency">
            <text:p>R$ 18.836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8]*[.B$4])+[.D198])+[.D$3]" office:value-type="currency" office:currency="BRL" office:value="19026.7389555665" calcext:value-type="currency">
            <text:p>R$ 19.026,7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199]*[.B$4])+[.D199])+[.D$3]" office:value-type="currency" office:currency="BRL" office:value="19218.952867211" calcext:value-type="currency">
            <text:p>R$ 19.218,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0]*[.B$4])+[.D200])+[.D$3]" office:value-type="currency" office:currency="BRL" office:value="19412.7044901487" calcext:value-type="currency">
            <text:p>R$ 19.412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1]*[.B$4])+[.D201])+[.D$3]" office:value-type="currency" office:currency="BRL" office:value="19608.0061260699" calcext:value-type="currency">
            <text:p>R$ 19.608,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2]*[.B$4])+[.D202])+[.D$3]" office:value-type="currency" office:currency="BRL" office:value="19804.8701750784" calcext:value-type="currency">
            <text:p>R$ 19.804,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3]*[.B$4])+[.D203])+[.D$3]" office:value-type="currency" office:currency="BRL" office:value="20003.3091364791" calcext:value-type="currency">
            <text:p>R$ 20.003,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4]*[.B$4])+[.D204])+[.D$3]" office:value-type="currency" office:currency="BRL" office:value="20203.3356095709" calcext:value-type="currency">
            <text:p>R$ 20.203,3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5]*[.B$4])+[.D205])+[.D$3]" office:value-type="currency" office:currency="BRL" office:value="20404.9622944475" calcext:value-type="currency">
            <text:p>R$ 20.404,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6]*[.B$4])+[.D206])+[.D$3]" office:value-type="currency" office:currency="BRL" office:value="20608.2019928031" calcext:value-type="currency">
            <text:p>R$ 20.608,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7]*[.B$4])+[.D207])+[.D$3]" office:value-type="currency" office:currency="BRL" office:value="20813.0676087455" calcext:value-type="currency">
            <text:p>R$ 20.813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8]*[.B$4])+[.D208])+[.D$3]" office:value-type="currency" office:currency="BRL" office:value="21019.5721496154" calcext:value-type="currency">
            <text:p>R$ 21.019,5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09]*[.B$4])+[.D209])+[.D$3]" office:value-type="currency" office:currency="BRL" office:value="21227.7287268124" calcext:value-type="currency">
            <text:p>R$ 21.227,7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0]*[.B$4])+[.D210])+[.D$3]" office:value-type="currency" office:currency="BRL" office:value="21437.5505566269" calcext:value-type="currency">
            <text:p>R$ 21.437,5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1]*[.B$4])+[.D211])+[.D$3]" office:value-type="currency" office:currency="BRL" office:value="21649.0509610799" calcext:value-type="currency">
            <text:p>R$ 21.649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2]*[.B$4])+[.D212])+[.D$3]" office:value-type="currency" office:currency="BRL" office:value="21862.2433687685" calcext:value-type="currency">
            <text:p>R$ 21.862,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3]*[.B$4])+[.D213])+[.D$3]" office:value-type="currency" office:currency="BRL" office:value="22077.1413157187" calcext:value-type="currency">
            <text:p>R$ 22.077,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4]*[.B$4])+[.D214])+[.D$3]" office:value-type="currency" office:currency="BRL" office:value="22293.7584462444" calcext:value-type="currency">
            <text:p>R$ 22.293,7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5]*[.B$4])+[.D215])+[.D$3]" office:value-type="currency" office:currency="BRL" office:value="22512.1085138144" calcext:value-type="currency">
            <text:p>R$ 22.512,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6]*[.B$4])+[.D216])+[.D$3]" office:value-type="currency" office:currency="BRL" office:value="22732.2053819249" calcext:value-type="currency">
            <text:p>R$ 22.732,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7]*[.B$4])+[.D217])+[.D$3]" office:value-type="currency" office:currency="BRL" office:value="22954.0630249803" calcext:value-type="currency">
            <text:p>R$ 22.954,0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8]*[.B$4])+[.D218])+[.D$3]" office:value-type="currency" office:currency="BRL" office:value="23177.6955291801" calcext:value-type="currency">
            <text:p>R$ 23.177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19]*[.B$4])+[.D219])+[.D$3]" office:value-type="currency" office:currency="BRL" office:value="23403.1170934136" calcext:value-type="currency">
            <text:p>R$ 23.403,1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0]*[.B$4])+[.D220])+[.D$3]" office:value-type="currency" office:currency="BRL" office:value="23630.3420301609" calcext:value-type="currency">
            <text:p>R$ 23.630,3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1]*[.B$4])+[.D221])+[.D$3]" office:value-type="currency" office:currency="BRL" office:value="23859.3847664022" calcext:value-type="currency">
            <text:p>R$ 23.859,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2]*[.B$4])+[.D222])+[.D$3]" office:value-type="currency" office:currency="BRL" office:value="24090.2598445334" calcext:value-type="currency">
            <text:p>R$ 24.090,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3]*[.B$4])+[.D223])+[.D$3]" office:value-type="currency" office:currency="BRL" office:value="24322.9819232896" calcext:value-type="currency">
            <text:p>R$ 24.322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4]*[.B$4])+[.D224])+[.D$3]" office:value-type="currency" office:currency="BRL" office:value="24557.565778676" calcext:value-type="currency">
            <text:p>R$ 24.557,5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5]*[.B$4])+[.D225])+[.D$3]" office:value-type="currency" office:currency="BRL" office:value="24794.0263049054" calcext:value-type="currency">
            <text:p>R$ 24.794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6]*[.B$4])+[.D226])+[.D$3]" office:value-type="currency" office:currency="BRL" office:value="25032.3785153446" calcext:value-type="currency">
            <text:p>R$ 25.032,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7]*[.B$4])+[.D227])+[.D$3]" office:value-type="currency" office:currency="BRL" office:value="25272.6375434674" calcext:value-type="currency">
            <text:p>R$ 25.272,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8]*[.B$4])+[.D228])+[.D$3]" office:value-type="currency" office:currency="BRL" office:value="25514.8186438151" calcext:value-type="currency">
            <text:p>R$ 25.514,8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29]*[.B$4])+[.D229])+[.D$3]" office:value-type="currency" office:currency="BRL" office:value="25758.9371929656" calcext:value-type="currency">
            <text:p>R$ 25.758,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0]*[.B$4])+[.D230])+[.D$3]" office:value-type="currency" office:currency="BRL" office:value="26005.0086905093" calcext:value-type="currency">
            <text:p>R$ 26.005,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1]*[.B$4])+[.D231])+[.D$3]" office:value-type="currency" office:currency="BRL" office:value="26253.0487600334" calcext:value-type="currency">
            <text:p>R$ 26.253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2]*[.B$4])+[.D232])+[.D$3]" office:value-type="currency" office:currency="BRL" office:value="26503.0731501137" calcext:value-type="currency">
            <text:p>R$ 26.503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3]*[.B$4])+[.D233])+[.D$3]" office:value-type="currency" office:currency="BRL" office:value="26755.0977353146" calcext:value-type="currency">
            <text:p>R$ 26.755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4]*[.B$4])+[.D234])+[.D$3]" office:value-type="currency" office:currency="BRL" office:value="27009.1385171971" calcext:value-type="currency">
            <text:p>R$ 27.009,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5]*[.B$4])+[.D235])+[.D$3]" office:value-type="currency" office:currency="BRL" office:value="27265.2116253347" calcext:value-type="currency">
            <text:p>R$ 27.265,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6]*[.B$4])+[.D236])+[.D$3]" office:value-type="currency" office:currency="BRL" office:value="27523.3333183374" calcext:value-type="currency">
            <text:p>R$ 27.523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7]*[.B$4])+[.D237])+[.D$3]" office:value-type="currency" office:currency="BRL" office:value="27783.5199848841" calcext:value-type="currency">
            <text:p>R$ 27.783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8]*[.B$4])+[.D238])+[.D$3]" office:value-type="currency" office:currency="BRL" office:value="28045.7881447631" calcext:value-type="currency">
            <text:p>R$ 28.045,7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39]*[.B$4])+[.D239])+[.D$3]" office:value-type="currency" office:currency="BRL" office:value="28310.1544499213" calcext:value-type="currency">
            <text:p>R$ 28.310,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0]*[.B$4])+[.D240])+[.D$3]" office:value-type="currency" office:currency="BRL" office:value="28576.6356855206" calcext:value-type="currency">
            <text:p>R$ 28.576,6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1]*[.B$4])+[.D241])+[.D$3]" office:value-type="currency" office:currency="BRL" office:value="28845.2487710048" calcext:value-type="currency">
            <text:p>R$ 28.845,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2]*[.B$4])+[.D242])+[.D$3]" office:value-type="currency" office:currency="BRL" office:value="29116.0107611728" calcext:value-type="currency">
            <text:p>R$ 29.116,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3]*[.B$4])+[.D243])+[.D$3]" office:value-type="currency" office:currency="BRL" office:value="29388.9388472622" calcext:value-type="currency">
            <text:p>R$ 29.388,9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4]*[.B$4])+[.D244])+[.D$3]" office:value-type="currency" office:currency="BRL" office:value="29664.0503580403" calcext:value-type="currency">
            <text:p>R$ 29.664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5]*[.B$4])+[.D245])+[.D$3]" office:value-type="currency" office:currency="BRL" office:value="29941.3627609046" calcext:value-type="currency">
            <text:p>R$ 29.941,3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6]*[.B$4])+[.D246])+[.D$3]" office:value-type="currency" office:currency="BRL" office:value="30220.8936629919" calcext:value-type="currency">
            <text:p>R$ 30.220,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7]*[.B$4])+[.D247])+[.D$3]" office:value-type="currency" office:currency="BRL" office:value="30502.6608122958" calcext:value-type="currency">
            <text:p>R$ 30.502,6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8]*[.B$4])+[.D248])+[.D$3]" office:value-type="currency" office:currency="BRL" office:value="30786.6820987942" calcext:value-type="currency">
            <text:p>R$ 30.786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49]*[.B$4])+[.D249])+[.D$3]" office:value-type="currency" office:currency="BRL" office:value="31072.9755555845" calcext:value-type="currency">
            <text:p>R$ 31.072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0]*[.B$4])+[.D250])+[.D$3]" office:value-type="currency" office:currency="BRL" office:value="31361.5593600292" calcext:value-type="currency">
            <text:p>R$ 31.361,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1]*[.B$4])+[.D251])+[.D$3]" office:value-type="currency" office:currency="BRL" office:value="31652.4518349094" calcext:value-type="currency">
            <text:p>R$ 31.652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2]*[.B$4])+[.D252])+[.D$3]" office:value-type="currency" office:currency="BRL" office:value="31945.6714495887" calcext:value-type="currency">
            <text:p>R$ 31.945,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3]*[.B$4])+[.D253])+[.D$3]" office:value-type="currency" office:currency="BRL" office:value="32241.2368211854" calcext:value-type="currency">
            <text:p>R$ 32.241,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4]*[.B$4])+[.D254])+[.D$3]" office:value-type="currency" office:currency="BRL" office:value="32539.1667157549" calcext:value-type="currency">
            <text:p>R$ 32.539,1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5]*[.B$4])+[.D255])+[.D$3]" office:value-type="currency" office:currency="BRL" office:value="32839.4800494809" calcext:value-type="currency">
            <text:p>R$ 32.839,4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6]*[.B$4])+[.D256])+[.D$3]" office:value-type="currency" office:currency="BRL" office:value="33142.1958898768" calcext:value-type="currency">
            <text:p>R$ 33.142,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7]*[.B$4])+[.D257])+[.D$3]" office:value-type="currency" office:currency="BRL" office:value="33447.3334569958" calcext:value-type="currency">
            <text:p>R$ 33.447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8]*[.B$4])+[.D258])+[.D$3]" office:value-type="currency" office:currency="BRL" office:value="33754.9121246518" calcext:value-type="currency">
            <text:p>R$ 33.754,9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59]*[.B$4])+[.D259])+[.D$3]" office:value-type="currency" office:currency="BRL" office:value="34064.951421649" calcext:value-type="currency">
            <text:p>R$ 34.064,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0]*[.B$4])+[.D260])+[.D$3]" office:value-type="currency" office:currency="BRL" office:value="34377.4710330222" calcext:value-type="currency">
            <text:p>R$ 34.377,4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1]*[.B$4])+[.D261])+[.D$3]" office:value-type="currency" office:currency="BRL" office:value="34692.4908012863" calcext:value-type="currency">
            <text:p>R$ 34.692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2]*[.B$4])+[.D262])+[.D$3]" office:value-type="currency" office:currency="BRL" office:value="35010.0307276966" calcext:value-type="currency">
            <text:p>R$ 35.010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3]*[.B$4])+[.D263])+[.D$3]" office:value-type="currency" office:currency="BRL" office:value="35330.1109735182" calcext:value-type="currency">
            <text:p>R$ 35.330,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4]*[.B$4])+[.D264])+[.D$3]" office:value-type="currency" office:currency="BRL" office:value="35652.7518613063" calcext:value-type="currency">
            <text:p>R$ 35.652,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5]*[.B$4])+[.D265])+[.D$3]" office:value-type="currency" office:currency="BRL" office:value="35977.9738761968" calcext:value-type="currency">
            <text:p>R$ 35.977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6]*[.B$4])+[.D266])+[.D$3]" office:value-type="currency" office:currency="BRL" office:value="36305.7976672064" calcext:value-type="currency">
            <text:p>R$ 36.305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7]*[.B$4])+[.D267])+[.D$3]" office:value-type="currency" office:currency="BRL" office:value="36636.244048544" calcext:value-type="currency">
            <text:p>R$ 36.636,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8]*[.B$4])+[.D268])+[.D$3]" office:value-type="currency" office:currency="BRL" office:value="36969.3340009324" calcext:value-type="currency">
            <text:p>R$ 36.969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69]*[.B$4])+[.D269])+[.D$3]" office:value-type="currency" office:currency="BRL" office:value="37305.0886729398" calcext:value-type="currency">
            <text:p>R$ 37.305,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0]*[.B$4])+[.D270])+[.D$3]" office:value-type="currency" office:currency="BRL" office:value="37643.5293823233" calcext:value-type="currency">
            <text:p>R$ 37.643,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1]*[.B$4])+[.D271])+[.D$3]" office:value-type="currency" office:currency="BRL" office:value="37984.6776173819" calcext:value-type="currency">
            <text:p>R$ 37.984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2]*[.B$4])+[.D272])+[.D$3]" office:value-type="currency" office:currency="BRL" office:value="38328.555038321" calcext:value-type="currency">
            <text:p>R$ 38.328,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3]*[.B$4])+[.D273])+[.D$3]" office:value-type="currency" office:currency="BRL" office:value="38675.1834786276" calcext:value-type="currency">
            <text:p>R$ 38.675,1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4]*[.B$4])+[.D274])+[.D$3]" office:value-type="currency" office:currency="BRL" office:value="39024.5849464566" calcext:value-type="currency">
            <text:p>R$ 39.024,5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5]*[.B$4])+[.D275])+[.D$3]" office:value-type="currency" office:currency="BRL" office:value="39376.7816260282" calcext:value-type="currency">
            <text:p>R$ 39.376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6]*[.B$4])+[.D276])+[.D$3]" office:value-type="currency" office:currency="BRL" office:value="39731.7958790364" calcext:value-type="currency">
            <text:p>R$ 39.731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7]*[.B$4])+[.D277])+[.D$3]" office:value-type="currency" office:currency="BRL" office:value="40089.6502460687" calcext:value-type="currency">
            <text:p>R$ 40.089,6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8]*[.B$4])+[.D278])+[.D$3]" office:value-type="currency" office:currency="BRL" office:value="40450.3674480373" calcext:value-type="currency">
            <text:p>R$ 40.450,3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79]*[.B$4])+[.D279])+[.D$3]" office:value-type="currency" office:currency="BRL" office:value="40813.9703876216" calcext:value-type="currency">
            <text:p>R$ 40.813,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0]*[.B$4])+[.D280])+[.D$3]" office:value-type="currency" office:currency="BRL" office:value="41180.4821507226" calcext:value-type="currency">
            <text:p>R$ 41.180,4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1]*[.B$4])+[.D281])+[.D$3]" office:value-type="currency" office:currency="BRL" office:value="41549.9260079283" calcext:value-type="currency">
            <text:p>R$ 41.549,9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2]*[.B$4])+[.D282])+[.D$3]" office:value-type="currency" office:currency="BRL" office:value="41922.3254159918" calcext:value-type="currency">
            <text:p>R$ 41.922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3]*[.B$4])+[.D283])+[.D$3]" office:value-type="currency" office:currency="BRL" office:value="42297.7040193197" calcext:value-type="currency">
            <text:p>R$ 42.297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4]*[.B$4])+[.D284])+[.D$3]" office:value-type="currency" office:currency="BRL" office:value="42676.0856514743" calcext:value-type="currency">
            <text:p>R$ 42.676,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5]*[.B$4])+[.D285])+[.D$3]" office:value-type="currency" office:currency="BRL" office:value="43057.4943366861" calcext:value-type="currency">
            <text:p>R$ 43.057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6]*[.B$4])+[.D286])+[.D$3]" office:value-type="currency" office:currency="BRL" office:value="43441.9542913795" calcext:value-type="currency">
            <text:p>R$ 43.441,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7]*[.B$4])+[.D287])+[.D$3]" office:value-type="currency" office:currency="BRL" office:value="43829.4899257106" calcext:value-type="currency">
            <text:p>R$ 43.829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8]*[.B$4])+[.D288])+[.D$3]" office:value-type="currency" office:currency="BRL" office:value="44220.1258451163" calcext:value-type="currency">
            <text:p>R$ 44.220,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89]*[.B$4])+[.D289])+[.D$3]" office:value-type="currency" office:currency="BRL" office:value="44613.8868518772" calcext:value-type="currency">
            <text:p>R$ 44.613,8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0]*[.B$4])+[.D290])+[.D$3]" office:value-type="currency" office:currency="BRL" office:value="45010.7979466922" calcext:value-type="currency">
            <text:p>R$ 45.010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1]*[.B$4])+[.D291])+[.D$3]" office:value-type="currency" office:currency="BRL" office:value="45410.8843302658" calcext:value-type="currency">
            <text:p>R$ 45.410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2]*[.B$4])+[.D292])+[.D$3]" office:value-type="currency" office:currency="BRL" office:value="45814.1714049079" calcext:value-type="currency">
            <text:p>R$ 45.814,1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3]*[.B$4])+[.D293])+[.D$3]" office:value-type="currency" office:currency="BRL" office:value="46220.6847761471" calcext:value-type="currency">
            <text:p>R$ 46.220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4]*[.B$4])+[.D294])+[.D$3]" office:value-type="currency" office:currency="BRL" office:value="46630.4502543563" calcext:value-type="currency">
            <text:p>R$ 46.630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5]*[.B$4])+[.D295])+[.D$3]" office:value-type="currency" office:currency="BRL" office:value="47043.4938563912" calcext:value-type="currency">
            <text:p>R$ 47.043,4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6]*[.B$4])+[.D296])+[.D$3]" office:value-type="currency" office:currency="BRL" office:value="47459.8418072423" calcext:value-type="currency">
            <text:p>R$ 47.459,8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7]*[.B$4])+[.D297])+[.D$3]" office:value-type="currency" office:currency="BRL" office:value="47879.5205417002" calcext:value-type="currency">
            <text:p>R$ 47.879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8]*[.B$4])+[.D298])+[.D$3]" office:value-type="currency" office:currency="BRL" office:value="48302.5567060338" calcext:value-type="currency">
            <text:p>R$ 48.302,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299]*[.B$4])+[.D299])+[.D$3]" office:value-type="currency" office:currency="BRL" office:value="48728.9771596821" calcext:value-type="currency">
            <text:p>R$ 48.728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0]*[.B$4])+[.D300])+[.D$3]" office:value-type="currency" office:currency="BRL" office:value="49158.8089769596" calcext:value-type="currency">
            <text:p>R$ 49.158,8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1]*[.B$4])+[.D301])+[.D$3]" office:value-type="currency" office:currency="BRL" office:value="49592.0794487752" calcext:value-type="currency">
            <text:p>R$ 49.592,0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2]*[.B$4])+[.D302])+[.D$3]" office:value-type="currency" office:currency="BRL" office:value="50028.8160843654" calcext:value-type="currency">
            <text:p>R$ 50.028,8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3]*[.B$4])+[.D303])+[.D$3]" office:value-type="currency" office:currency="BRL" office:value="50469.0466130404" calcext:value-type="currency">
            <text:p>R$ 50.469,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4]*[.B$4])+[.D304])+[.D$3]" office:value-type="currency" office:currency="BRL" office:value="50912.7989859447" calcext:value-type="currency">
            <text:p>R$ 50.912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5]*[.B$4])+[.D305])+[.D$3]" office:value-type="currency" office:currency="BRL" office:value="51360.1013778322" calcext:value-type="currency">
            <text:p>R$ 51.360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6]*[.B$4])+[.D306])+[.D$3]" office:value-type="currency" office:currency="BRL" office:value="51810.9821888549" calcext:value-type="currency">
            <text:p>R$ 51.810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7]*[.B$4])+[.D307])+[.D$3]" office:value-type="currency" office:currency="BRL" office:value="52265.4700463657" calcext:value-type="currency">
            <text:p>R$ 52.265,4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8]*[.B$4])+[.D308])+[.D$3]" office:value-type="currency" office:currency="BRL" office:value="52723.5938067367" calcext:value-type="currency">
            <text:p>R$ 52.723,5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09]*[.B$4])+[.D309])+[.D$3]" office:value-type="currency" office:currency="BRL" office:value="53185.3825571906" calcext:value-type="currency">
            <text:p>R$ 53.185,3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0]*[.B$4])+[.D310])+[.D$3]" office:value-type="currency" office:currency="BRL" office:value="53650.8656176481" calcext:value-type="currency">
            <text:p>R$ 53.650,8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1]*[.B$4])+[.D311])+[.D$3]" office:value-type="currency" office:currency="BRL" office:value="54120.0725425893" calcext:value-type="currency">
            <text:p>R$ 54.120,0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2]*[.B$4])+[.D312])+[.D$3]" office:value-type="currency" office:currency="BRL" office:value="54593.03312293" calcext:value-type="currency">
            <text:p>R$ 54.593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3]*[.B$4])+[.D313])+[.D$3]" office:value-type="currency" office:currency="BRL" office:value="55069.7773879134" calcext:value-type="currency">
            <text:p>R$ 55.069,7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4]*[.B$4])+[.D314])+[.D$3]" office:value-type="currency" office:currency="BRL" office:value="55550.3356070167" calcext:value-type="currency">
            <text:p>R$ 55.550,3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5]*[.B$4])+[.D315])+[.D$3]" office:value-type="currency" office:currency="BRL" office:value="56034.7382918729" calcext:value-type="currency">
            <text:p>R$ 56.034,7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6]*[.B$4])+[.D316])+[.D$3]" office:value-type="currency" office:currency="BRL" office:value="56523.0161982079" calcext:value-type="currency">
            <text:p>R$ 56.523,0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7]*[.B$4])+[.D317])+[.D$3]" office:value-type="currency" office:currency="BRL" office:value="57015.2003277935" calcext:value-type="currency">
            <text:p>R$ 57.015,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8]*[.B$4])+[.D318])+[.D$3]" office:value-type="currency" office:currency="BRL" office:value="57511.3219304159" calcext:value-type="currency">
            <text:p>R$ 57.511,3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19]*[.B$4])+[.D319])+[.D$3]" office:value-type="currency" office:currency="BRL" office:value="58011.4125058592" calcext:value-type="currency">
            <text:p>R$ 58.011,4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0]*[.B$4])+[.D320])+[.D$3]" office:value-type="currency" office:currency="BRL" office:value="58515.5038059061" calcext:value-type="currency">
            <text:p>R$ 58.515,5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1]*[.B$4])+[.D321])+[.D$3]" office:value-type="currency" office:currency="BRL" office:value="59023.6278363533" calcext:value-type="currency">
            <text:p>R$ 59.023,6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2]*[.B$4])+[.D322])+[.D$3]" office:value-type="currency" office:currency="BRL" office:value="59535.8168590442" calcext:value-type="currency">
            <text:p>R$ 59.535,8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3]*[.B$4])+[.D323])+[.D$3]" office:value-type="currency" office:currency="BRL" office:value="60052.1033939165" calcext:value-type="currency">
            <text:p>R$ 60.052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4]*[.B$4])+[.D324])+[.D$3]" office:value-type="currency" office:currency="BRL" office:value="60572.5202210678" calcext:value-type="currency">
            <text:p>R$ 60.572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5]*[.B$4])+[.D325])+[.D$3]" office:value-type="currency" office:currency="BRL" office:value="61097.1003828364" calcext:value-type="currency">
            <text:p>R$ 61.097,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6]*[.B$4])+[.D326])+[.D$3]" office:value-type="currency" office:currency="BRL" office:value="61625.8771858991" calcext:value-type="currency">
            <text:p>R$ 61.625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7]*[.B$4])+[.D327])+[.D$3]" office:value-type="currency" office:currency="BRL" office:value="62158.8842033863" calcext:value-type="currency">
            <text:p>R$ 62.158,8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8]*[.B$4])+[.D328])+[.D$3]" office:value-type="currency" office:currency="BRL" office:value="62696.1552770134" calcext:value-type="currency">
            <text:p>R$ 62.696,1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29]*[.B$4])+[.D329])+[.D$3]" office:value-type="currency" office:currency="BRL" office:value="63237.7245192295" calcext:value-type="currency">
            <text:p>R$ 63.237,7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0]*[.B$4])+[.D330])+[.D$3]" office:value-type="currency" office:currency="BRL" office:value="63783.6263153833" calcext:value-type="currency">
            <text:p>R$ 63.783,6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1]*[.B$4])+[.D331])+[.D$3]" office:value-type="currency" office:currency="BRL" office:value="64333.8953259064" calcext:value-type="currency">
            <text:p>R$ 64.333,9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2]*[.B$4])+[.D332])+[.D$3]" office:value-type="currency" office:currency="BRL" office:value="64888.5664885136" calcext:value-type="currency">
            <text:p>R$ 64.888,5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3]*[.B$4])+[.D333])+[.D$3]" office:value-type="currency" office:currency="BRL" office:value="65447.6750204217" calcext:value-type="currency">
            <text:p>R$ 65.447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4]*[.B$4])+[.D334])+[.D$3]" office:value-type="currency" office:currency="BRL" office:value="66011.2564205851" calcext:value-type="currency">
            <text:p>R$ 66.011,2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5]*[.B$4])+[.D335])+[.D$3]" office:value-type="currency" office:currency="BRL" office:value="66579.3464719498" calcext:value-type="currency">
            <text:p>R$ 66.579,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6]*[.B$4])+[.D336])+[.D$3]" office:value-type="currency" office:currency="BRL" office:value="67151.9812437254" calcext:value-type="currency">
            <text:p>R$ 67.151,9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7]*[.B$4])+[.D337])+[.D$3]" office:value-type="currency" office:currency="BRL" office:value="67729.1970936752" calcext:value-type="currency">
            <text:p>R$ 67.729,2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8]*[.B$4])+[.D338])+[.D$3]" office:value-type="currency" office:currency="BRL" office:value="68311.0306704246" calcext:value-type="currency">
            <text:p>R$ 68.311,0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39]*[.B$4])+[.D339])+[.D$3]" office:value-type="currency" office:currency="BRL" office:value="68897.518915788" calcext:value-type="currency">
            <text:p>R$ 68.897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0]*[.B$4])+[.D340])+[.D$3]" office:value-type="currency" office:currency="BRL" office:value="69488.6990671143" calcext:value-type="currency">
            <text:p>R$ 69.488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1]*[.B$4])+[.D341])+[.D$3]" office:value-type="currency" office:currency="BRL" office:value="70084.6086596512" calcext:value-type="currency">
            <text:p>R$ 70.084,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2]*[.B$4])+[.D342])+[.D$3]" office:value-type="currency" office:currency="BRL" office:value="70685.2855289284" calcext:value-type="currency">
            <text:p>R$ 70.685,2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3]*[.B$4])+[.D343])+[.D$3]" office:value-type="currency" office:currency="BRL" office:value="71290.7678131598" calcext:value-type="currency">
            <text:p>R$ 71.290,7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4]*[.B$4])+[.D344])+[.D$3]" office:value-type="currency" office:currency="BRL" office:value="71901.0939556651" calcext:value-type="currency">
            <text:p>R$ 71.901,0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5]*[.B$4])+[.D345])+[.D$3]" office:value-type="currency" office:currency="BRL" office:value="72516.3027073104" calcext:value-type="currency">
            <text:p>R$ 72.516,3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6]*[.B$4])+[.D346])+[.D$3]" office:value-type="currency" office:currency="BRL" office:value="73136.4331289689" calcext:value-type="currency">
            <text:p>R$ 73.136,4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7]*[.B$4])+[.D347])+[.D$3]" office:value-type="currency" office:currency="BRL" office:value="73761.5245940007" calcext:value-type="currency">
            <text:p>R$ 73.761,5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8]*[.B$4])+[.D348])+[.D$3]" office:value-type="currency" office:currency="BRL" office:value="74391.6167907527" calcext:value-type="currency">
            <text:p>R$ 74.391,6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49]*[.B$4])+[.D349])+[.D$3]" office:value-type="currency" office:currency="BRL" office:value="75026.7497250787" calcext:value-type="currency">
            <text:p>R$ 75.026,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0]*[.B$4])+[.D350])+[.D$3]" office:value-type="currency" office:currency="BRL" office:value="75666.9637228793" calcext:value-type="currency">
            <text:p>R$ 75.666,9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1]*[.B$4])+[.D351])+[.D$3]" office:value-type="currency" office:currency="BRL" office:value="76312.2994326624" calcext:value-type="currency">
            <text:p>R$ 76.312,3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2]*[.B$4])+[.D352])+[.D$3]" office:value-type="currency" office:currency="BRL" office:value="76962.7978281237" calcext:value-type="currency">
            <text:p>R$ 76.962,8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3]*[.B$4])+[.D353])+[.D$3]" office:value-type="currency" office:currency="BRL" office:value="77618.5002107487" calcext:value-type="currency">
            <text:p>R$ 77.618,5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4]*[.B$4])+[.D354])+[.D$3]" office:value-type="currency" office:currency="BRL" office:value="78279.4482124346" calcext:value-type="currency">
            <text:p>R$ 78.279,4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5]*[.B$4])+[.D355])+[.D$3]" office:value-type="currency" office:currency="BRL" office:value="78945.6837981341" calcext:value-type="currency">
            <text:p>R$ 78.945,68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6]*[.B$4])+[.D356])+[.D$3]" office:value-type="currency" office:currency="BRL" office:value="79617.2492685192" calcext:value-type="currency">
            <text:p>R$ 79.617,2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7]*[.B$4])+[.D357])+[.D$3]" office:value-type="currency" office:currency="BRL" office:value="80294.1872626674" calcext:value-type="currency">
            <text:p>R$ 80.294,1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8]*[.B$4])+[.D358])+[.D$3]" office:value-type="currency" office:currency="BRL" office:value="80976.5407607687" calcext:value-type="currency">
            <text:p>R$ 80.976,5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59]*[.B$4])+[.D359])+[.D$3]" office:value-type="currency" office:currency="BRL" office:value="81664.3530868548" calcext:value-type="currency">
            <text:p>R$ 81.664,3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60]*[.B$4])+[.D360])+[.D$3]" office:value-type="currency" office:currency="BRL" office:value="82357.6679115497" calcext:value-type="currency">
            <text:p>R$ 82.357,6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table:formula="of:=(([.D361]*[.B$4])+[.D361])+[.D$3]" office:value-type="currency" office:currency="BRL" office:value="83056.5292548421" calcext:value-type="currency">
            <text:p>R$ 83.056,5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number-columns-repeated="7"/>
        </table:table-row>
        <table:table-row table:style-name="ro1" table:number-rows-repeated="104821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ejamento de segurança" table:style-name="ta1">
        <table:table-column table:style-name="co28" table:default-cell-style-name="Default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Default"/>
        <table:table-column table:style-name="co5" table:number-columns-repeated="5" table:default-cell-style-name="Default"/>
        <table:table-row table:style-name="ro15">
          <table:table-cell table:style-name="ce79" office:value-type="string" calcext:value-type="string" table:number-columns-spanned="11" table:number-rows-spanned="1">
            <text:p><text:span text:style-name="T1">Calculo de Proteção Financeira</text:span></text:p>
            <text:p><text:span text:style-name="T1">Feito para contratação de seguro de vida:</text:span></text:p>
            <text:p><text:span text:style-name="T1"/></text:p>
            <text:p><text:span text:style-name="T4">Serva para calcular o dinheiro que a família receberá em caso de imprevistos de acidentes permanentes como: morte ou invalidez. </text:span></text:p>
            <text:p><text:span text:style-name="T4">A formula é:</text:span></text:p>
            <text:p><text:span text:style-name="T5">Proteção Bruta = (gasto mensal / (rentabilidade liquida de investimentos seguros * 1,5))</text:span></text:p>
            <text:p><text:span text:style-name="T5">Proteção bruta ampliada = proteção bruta * Previsão de aumento de gastos</text:span></text:p>
            <text:p><text:span text:style-name="T5">Proteção ajustada = (Proteção Bruta Ampliada * (1 - (prazo para aposentadoria/100)))</text:span></text:p>
            <text:p><text:span text:style-name="T5">Proteção recomendada = proteção ajustada – (investimentos – renda do outro provedor - Valor de rendas passivas – Soma de rendas efêmeras – valor de rendas perpetuas – prêmios de seguro )  </text:span></text:p>
          </table:table-cell>
          <table:covered-table-cell table:number-columns-repeated="4" table:style-name="Default"/>
          <table:covered-table-cell table:number-columns-repeated="6"/>
        </table:table-row>
        <table:table-row table:style-name="ro16">
          <table:table-cell table:style-name="ce80" office:value-type="string" calcext:value-type="string">
            <text:p>$ Investimentos</text:p>
          </table:table-cell>
          <table:table-cell table:style-name="ce80" office:value-type="string" calcext:value-type="string">
            <text:p>% Liquidez de Rendimento</text:p>
          </table:table-cell>
          <table:table-cell table:style-name="ce80" office:value-type="string" calcext:value-type="string">
            <text:p>(Anos) Tempo para Aposentadoria</text:p>
          </table:table-cell>
          <table:table-cell table:style-name="ce80" office:value-type="string" calcext:value-type="string">
            <text:p>Gasto Mensal</text:p>
          </table:table-cell>
          <table:table-cell table:style-name="ce80" office:value-type="string" calcext:value-type="string">
            <text:p>Orçamento Ampliado</text:p>
          </table:table-cell>
          <table:table-cell table:number-columns-repeated="6"/>
        </table:table-row>
        <table:table-row table:style-name="ro16">
          <table:table-cell table:style-name="ce81" office:value-type="currency" office:currency="BRL" office:value="100000" calcext:value-type="currency">
            <text:p>R$ 100.000,00</text:p>
          </table:table-cell>
          <table:table-cell table:style-name="ce85" office:value-type="percentage" office:value="0.005" calcext:value-type="percentage">
            <text:p>0,50%</text:p>
          </table:table-cell>
          <table:table-cell table:style-name="ce88" office:value-type="float" office:value="25" calcext:value-type="float">
            <text:p>25</text:p>
          </table:table-cell>
          <table:table-cell table:style-name="ce81" office:value-type="currency" office:currency="BRL" office:value="5000" calcext:value-type="currency">
            <text:p>R$ 5.000,00</text:p>
          </table:table-cell>
          <table:table-cell table:style-name="ce85" office:value-type="percentage" office:value="0.25" calcext:value-type="percentage">
            <text:p>25,00%</text:p>
          </table:table-cell>
          <table:table-cell table:number-columns-repeated="6"/>
        </table:table-row>
        <table:table-row table:style-name="ro1">
          <table:table-cell/>
          <table:table-cell table:style-name="ce86" office:value-type="string" calcext:value-type="string">
            <office:annotation draw:style-name="gr1" draw:text-style-name="P3" svg:width="28.99mm" svg:height="33.61mm" svg:x="110.01mm" svg:y="46.06mm" draw:caption-point-x="-6.1mm" draw:caption-point-y="15.1mm">
              <dc:date>2019-03-04T00:00:00</dc:date>
              <text:p text:style-name="P1">Dinheiros recebidos de poupanças de vínculos empregatícios:</text:p>
              <text:p text:style-name="P2">Seguro desemprego, FGTS</text:p>
            </office:annotation>
            <text:p>Rendas Efêmeras</text:p>
          </table:table-cell>
          <table:table-cell table:style-name="ce86" office:value-type="string" calcext:value-type="string">
            <office:annotation draw:style-name="gr2" draw:text-style-name="P3" svg:width="28.99mm" svg:height="29.66mm" svg:x="170.28mm" svg:y="46.06mm" draw:caption-point-x="-6.1mm" draw:caption-point-y="15.1mm">
              <dc:date>2019-03-04T00:00:00</dc:date>
              <text:p text:style-name="P1">Rendas mensais <text:s/>obtidas de pensões e aposentadorias. </text:p>
              <text:p text:style-name="P1">Exp.: Quando familiar de militares</text:p>
            </office:annotation>
            <text:p>Rendas Perpetuas</text:p>
          </table:table-cell>
          <table:table-cell table:style-name="ce86" office:value-type="string" calcext:value-type="string">
            <office:annotation draw:style-name="gr3" draw:text-style-name="P3" svg:width="28.99mm" svg:height="37.56mm" svg:x="223.46mm" svg:y="46.06mm" draw:caption-point-x="-6.1mm" draw:caption-point-y="15.1mm">
              <dc:date>2019-03-04T00:00:00</dc:date>
              <text:p text:style-name="P1">Rendas obtidas de alugueis, direitos autorais .</text:p>
              <text:p text:style-name="P1">Valor da renda / 0,005</text:p>
            </office:annotation>
            <text:p>Rendas Passivas</text:p>
          </table:table-cell>
          <table:table-cell table:style-name="ce86" office:value-type="string" calcext:value-type="string">
            <office:annotation draw:style-name="gr4" draw:text-style-name="P3" svg:width="28.99mm" svg:height="17.81mm" svg:x="273.29mm" svg:y="46.06mm" draw:caption-point-x="-6.1mm" draw:caption-point-y="15.1mm">
              <dc:date>2019-03-04T00:00:00</dc:date>
              <text:p text:style-name="P1">Rendimentos do parceiro ou parceira</text:p>
              <text:p text:style-name="P1"/>
            </office:annotation>
            <text:p>Renda do Outro Provedor</text:p>
          </table:table-cell>
          <table:table-cell table:style-name="ce86" office:value-type="string" calcext:value-type="string">
            <text:p>Valor do Seguro</text:p>
          </table:table-cell>
          <table:table-cell table:number-columns-repeated="5"/>
        </table:table-row>
        <table:table-row table:style-name="ro1">
          <table:table-cell/>
          <table:table-cell office:value-type="currency" office:currency="BRL" office:value="20000" calcext:value-type="currency">
            <office:annotation draw:style-name="gr5" draw:text-style-name="P3" svg:width="28.99mm" svg:height="13.86mm" svg:x="110.01mm" svg:y="50.58mm" draw:caption-point-x="-6.1mm" draw:caption-point-y="15.1mm">
              <dc:date>2019-03-04T00:00:00</dc:date>
              <text:p text:style-name="P1">Fundo de garantia</text:p>
              <text:p text:style-name="P1"/>
            </office:annotation>
            <text:p>R$ 20.0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600" calcext:value-type="currency">
            <text:p>R$ 1.600,00</text:p>
          </table:table-cell>
          <table:table-cell table:style-name="ce9"/>
          <table:table-cell table:number-columns-repeated="5"/>
        </table:table-row>
        <table:table-row table:style-name="ro1">
          <table:table-cell/>
          <table:table-cell office:value-type="currency" office:currency="BRL" office:value="7800" calcext:value-type="currency">
            <office:annotation draw:style-name="gr5" draw:text-style-name="P3" svg:width="28.99mm" svg:height="17.81mm" svg:x="110.01mm" svg:y="55.09mm" draw:caption-point-x="-6.1mm" draw:caption-point-y="15.1mm">
              <dc:date>2019-03-04T00:00:00</dc:date>
              <text:p text:style-name="P1">Seguro desemprego por 6 meses</text:p>
              <text:p text:style-name="P1"/>
            </office:annotation>
            <text:p>R$ 7.8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currency" office:currency="BRL" office:value="60000" calcext:value-type="currency">
            <office:annotation draw:style-name="gr5" draw:text-style-name="P3" svg:width="28.99mm" svg:height="17.81mm" svg:x="110.01mm" svg:y="59.61mm" draw:caption-point-x="-6.1mm" draw:caption-point-y="15.1mm">
              <dc:date>2019-03-04T00:00:00</dc:date>
              <text:p text:style-name="P1">Seguro da Previdencinha = 2500 * 24 meses</text:p>
              <text:p text:style-name="P1"/>
            </office:annotation>
            <text:p>R$ 60.0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office:value-type="currency" office:currency="BRL" office:value="4000" calcext:value-type="currency">
            <office:annotation draw:style-name="gr5" draw:text-style-name="P3" svg:width="28.99mm" svg:height="9.91mm" svg:x="110.01mm" svg:y="64.12mm" draw:caption-point-x="-6.1mm" draw:caption-point-y="15.1mm">
              <dc:date>2019-03-04T00:00:00</dc:date>
              <text:p text:style-name="P1">Valor poupado na previdencinha</text:p>
            </office:annotation>
            <text:p>R$ 4.000,0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number-columns-repeated="3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number-columns-repeated="3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number-columns-repeated="3" office:value-type="currency" office:currency="BRL" office:value="0" calcext:value-type="currency">
            <text:p>R$ 0,00</text:p>
          </table:table-cell>
          <table:table-cell/>
          <table:table-cell table:style-name="ce9"/>
          <table:table-cell table:number-columns-repeated="5"/>
        </table:table-row>
        <table:table-row table:style-name="ro1">
          <table:table-cell table:style-name="ce82" office:value-type="string" calcext:value-type="string">
            <text:p>Totais:</text:p>
          </table:table-cell>
          <table:table-cell table:style-name="ce87" table:formula="of:=SUM([.B5:.B11])" office:value-type="currency" office:currency="BRL" office:value="91800" calcext:value-type="currency">
            <text:p>R$ 91.800,00</text:p>
          </table:table-cell>
          <table:table-cell table:style-name="ce87" table:formula="of:=SUM([.C5:.C11])" office:value-type="currency" office:currency="BRL" office:value="0" calcext:value-type="currency">
            <text:p>R$ 0,00</text:p>
          </table:table-cell>
          <table:table-cell table:style-name="ce87" table:formula="of:=SUM([.D5:.D11])" office:value-type="currency" office:currency="BRL" office:value="0" calcext:value-type="currency">
            <text:p>R$ 0,00</text:p>
          </table:table-cell>
          <table:table-cell table:style-name="ce87" table:formula="of:=SUM([.E5:.E11])" office:value-type="currency" office:currency="BRL" office:value="1600" calcext:value-type="currency">
            <text:p>R$ 1.600,00</text:p>
          </table:table-cell>
          <table:table-cell table:style-name="ce87" table:formula="of:=SUM([.F5:.F11])" office:value-type="currency" office:currency="BRL" office:value="0" calcext:value-type="currency">
            <text:p>R$ 0,0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7">
          <table:table-cell table:style-name="ce83" office:value-type="string" calcext:value-type="string">
            <text:p>Proteção Bruta</text:p>
          </table:table-cell>
          <table:table-cell table:style-name="ce83" office:value-type="string" calcext:value-type="string">
            <text:p>Proteção Bruta Ampliada</text:p>
          </table:table-cell>
          <table:table-cell table:style-name="ce83" office:value-type="string" calcext:value-type="string">
            <text:p>Proteção Ajustada</text:p>
          </table:table-cell>
          <table:table-cell table:style-name="ce83" office:value-type="string" calcext:value-type="string">
            <text:p>Proteção Recomendada</text:p>
          </table:table-cell>
          <table:table-cell table:style-name="Default"/>
          <table:table-cell table:number-columns-repeated="6"/>
        </table:table-row>
        <table:table-row table:style-name="ro7">
          <table:table-cell table:style-name="ce84" table:formula="of:=([.D3]/[.B3])" office:value-type="currency" office:currency="BRL" office:value="1000000" calcext:value-type="currency">
            <text:p>R$ 1.000.000,00</text:p>
          </table:table-cell>
          <table:table-cell table:style-name="ce84" table:formula="of:=[.A15]*1.5" office:value-type="currency" office:currency="BRL" office:value="1500000" calcext:value-type="currency">
            <text:p>R$ 1.500.000,00</text:p>
          </table:table-cell>
          <table:table-cell table:style-name="ce84" table:formula="of:=([.B15]*(1-([.C3]/100)))" office:value-type="currency" office:currency="BRL" office:value="1125000" calcext:value-type="currency">
            <text:p>R$ 1.125.000,00</text:p>
          </table:table-cell>
          <table:table-cell table:style-name="ce84" table:formula="of:=[.C15]-[.A3]-([.E12]/[.B3])-[.D12]-[.B12]-[.C12]" office:value-type="currency" office:currency="BRL" office:value="613200" calcext:value-type="currency">
            <text:p>R$ 613.200,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>BRL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>BRL</number:currency-symbol>
      <style:map style:condition="value()&gt;=0" style:apply-style-name="N11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22:58:48.264531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53:19.319745254</meta:creation-date>
    <dc:date>2019-03-05T22:56:26.335743124</dc:date>
    <meta:editing-duration>P2DT13H34M15S</meta:editing-duration>
    <meta:editing-cycles>38</meta:editing-cycles>
    <meta:generator>LibreOffice/5.1.6.2$Linux_X86_64 LibreOffice_project/10m0$Build-2</meta:generator>
    <meta:document-statistic meta:table-count="7" meta:cell-count="704" meta:object-count="0"/>
  </office:meta>
</office:document-meta>
</file>